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2.554cm"/>
    </style:style>
    <style:style style:name="co17" style:family="table-column">
      <style:table-column-properties fo:break-before="auto" style:column-width="2.471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2.87cm"/>
    </style:style>
    <style:style style:name="co24" style:family="table-column">
      <style:table-column-properties fo:break-before="auto" style:column-width="5.216cm"/>
    </style:style>
    <style:style style:name="co25" style:family="table-column">
      <style:table-column-properties fo:break-before="auto" style:column-width="2.535cm"/>
    </style:style>
    <style:style style:name="co26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36"/>
    <style:style style:name="ce1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fo:border="none"/>
    </style:style>
    <style:style style:name="ce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5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61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62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1">
      <style:text-properties style:font-name="Bitstream Vera Sans" fo:font-size="10pt" style:font-size-asian="10pt" style:font-size-complex="10pt"/>
    </style:style>
    <style:style style:name="ce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3" style:family="table-cell" style:parent-style-name="Default" style:data-style-name="N10143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143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0143"/>
    <style:style style:name="ce215" style:family="table-cell" style:parent-style-name="Default" style:data-style-name="N10143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4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Excel_20_Built-in_20_Normal" style:data-style-name="N1014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0149"/>
    <style:style style:name="ce21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18" style:family="table-cell" style:parent-style-name="Default" style:data-style-name="N10149">
      <style:table-cell-properties style:vertical-align="middle"/>
      <style:text-properties style:font-name="Abyssinica SIL" fo:font-size="10pt" style:font-size-asian="10pt" style:font-size-complex="10pt"/>
    </style:style>
    <style:style style:name="ce90" style:family="table-cell" style:parent-style-name="Default" style:data-style-name="N10149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149">
      <style:text-properties fo:font-size="11pt" fo:font-weight="bold" style:font-size-asian="11pt" style:font-weight-asian="bold" style:font-size-complex="11pt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0" style:family="table-cell" style:parent-style-name="Default" style:data-style-name="N10149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1" style:family="table-cell" style:parent-style-name="Default" style:data-style-name="N10149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49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5" style:family="table-cell" style:parent-style-name="Default" style:data-style-name="N10149">
      <style:text-properties fo:font-weight="bold" style:font-weight-asian="bold" style:font-weight-complex="bold"/>
    </style:style>
    <style:style style:name="ce226" style:family="table-cell" style:parent-style-name="Default" style:data-style-name="N10127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ext-properties style:font-name="Abyssinica SIL"/>
    </style:style>
    <style:style style:name="ce29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ext-properties style:font-name="Bitstream Vera Sans" fo:font-weight="normal" style:font-weight-asian="normal" style:font-weight-complex="normal"/>
    </style:style>
    <style:style style:name="ce102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104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106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107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8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ext-properties style:font-name="Bitstream Vera Sans"/>
    </style:style>
    <style:style style:name="ce110" style:family="table-cell" style:parent-style-name="Default">
      <style:text-properties style:font-name="Bitstream Vera Sans" fo:font-weight="bold" style:font-weight-asian="bold" style:font-weight-complex="bold"/>
    </style:style>
    <style:style style:name="ce111" style:family="table-cell" style:parent-style-name="Default">
      <style:table-cell-properties fo:background-color="#dddddd"/>
      <style:text-properties style:font-name="Bitstream Vera Sans"/>
    </style:style>
    <style:style style:name="ce112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15" style:family="table-cell" style:parent-style-name="Default" style:data-style-name="N4">
      <style:text-properties style:font-name="Bitstream Vera Sans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17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10149">
      <style:text-properties style:font-name="Bitstream Vera Sans"/>
    </style:style>
    <style:style style:name="ce11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122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1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68" style:family="table-cell" style:parent-style-name="Default" style:data-style-name="N131">
      <style:text-properties style:font-name="Bitstream Vera Sans"/>
    </style:style>
    <style:style style:name="ce169" style:family="table-cell" style:parent-style-name="Default" style:data-style-name="N131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0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31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31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29" style:family="table-cell" style:parent-style-name="Default" style:data-style-name="N2">
      <style:text-properties style:font-name="Bitstream Vera Sans"/>
    </style:style>
    <style:style style:name="ce23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231" style:family="table-cell" style:parent-style-name="Default" style:data-style-name="N10149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0149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1">
        <table:table-column table:style-name="co1" table:default-cell-style-name="ce127"/>
        <table:table-column table:style-name="co2" table:default-cell-style-name="ce138"/>
        <table:table-column table:style-name="co3" table:default-cell-style-name="Default"/>
        <table:table-column table:style-name="co4" table:default-cell-style-name="Default"/>
        <table:table-column table:style-name="co5" table:default-cell-style-name="ce142"/>
        <table:table-column table:style-name="co6" table:default-cell-style-name="ce140"/>
        <table:table-column table:style-name="co7" table:default-cell-style-name="ce142"/>
        <table:table-column table:style-name="co1" table:default-cell-style-name="Default"/>
        <table:table-row table:style-name="ro1">
          <table:table-cell table:style-name="ce124"/>
          <table:table-cell table:style-name="ce130" office:value-type="string" calcext:value-type="string">
            <text:p>Doğuş kira </text:p>
          </table:table-cell>
          <table:table-cell table:style-name="ce139" office:value-type="string" calcext:value-type="string">
            <text:p>2022-23</text:p>
          </table:table-cell>
          <table:table-cell table:style-name="ce140" table:number-columns-repeated="2"/>
          <table:table-cell/>
          <table:table-cell table:style-name="ce140"/>
          <table:table-cell/>
        </table:table-row>
        <table:table-row table:style-name="ro1">
          <table:table-cell table:style-name="ce124"/>
          <table:table-cell table:style-name="ce131"/>
          <table:table-cell table:style-name="ce140" table:number-columns-repeated="3"/>
          <table:table-cell/>
          <table:table-cell table:style-name="ce140"/>
          <table:table-cell/>
        </table:table-row>
        <table:table-row table:style-name="ro1">
          <table:table-cell table:style-name="ce125" office:value-type="string" calcext:value-type="string">
            <text:p>Tarih</text:p>
          </table:table-cell>
          <table:table-cell table:style-name="ce132" office:value-type="string" calcext:value-type="string">
            <text:p>Açıklama</text:p>
          </table:table-cell>
          <table:table-cell table:style-name="ce141" office:value-type="string" calcext:value-type="string">
            <text:p>Kira bedeli</text:p>
          </table:table-cell>
          <table:table-cell table:style-name="ce141" office:value-type="string" calcext:value-type="string">
            <text:p>Ödeme</text:p>
          </table:table-cell>
          <table:table-cell table:style-name="ce141" office:value-type="string" calcext:value-type="string">
            <text:p>Bakiye</text:p>
          </table:table-cell>
          <table:table-cell table:style-name="ce141" office:value-type="string" calcext:value-type="string">
            <text:p>Masraf</text:p>
          </table:table-cell>
          <table:table-cell table:style-name="ce141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26"/>
          <table:table-cell table:style-name="ce133" office:value-type="string" calcext:value-type="string">
            <text:p>Adem Duman</text:p>
          </table:table-cell>
          <table:table-cell table:style-name="ce142" office:value-type="float" office:value="36000" calcext:value-type="float">
            <text:p>36.000,00</text:p>
          </table:table-cell>
          <table:table-cell table:style-name="ce142"/>
          <table:table-cell table:formula="of:=[.C4]-[.D4]" office:value-type="float" office:value="36000" calcext:value-type="float">
            <text:p>36.000,00</text:p>
          </table:table-cell>
          <table:table-cell table:style-name="ce142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34"/>
          <table:table-cell table:style-name="ce143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142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/>
          <table:table-cell table:style-name="ce133" office:value-type="string" calcext:value-type="string">
            <text:p>28-02-2021 * 27-02-22</text:p>
          </table:table-cell>
          <table:table-cell table:style-name="ce142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142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35"/>
          <table:table-cell table:style-name="ce140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35" office:value-type="string" calcext:value-type="string">
            <text:p>Senet 2000 x</text:p>
          </table:table-cell>
          <table:table-cell table:style-name="ce140" office:value-type="float" office:value="2000" calcext:value-type="float">
            <text:p>2.000,00</text:p>
          </table:table-cell>
          <table:table-cell table:style-name="ce140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35" office:value-type="string" calcext:value-type="string">
            <text:p>Senet 2000 x</text:p>
          </table:table-cell>
          <table:table-cell table:style-name="ce140" office:value-type="float" office:value="2000" calcext:value-type="float">
            <text:p>2.000,00</text:p>
          </table:table-cell>
          <table:table-cell table:style-name="ce140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131" office:value-type="string" calcext:value-type="string">
            <text:p>Senet 2000 x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131" office:value-type="string" calcext:value-type="string">
            <text:p>Senet 2000 X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131" office:value-type="string" calcext:value-type="string">
            <text:p>Senet 2000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136" office:value-type="string" calcext:value-type="string">
            <text:p>Senet 2000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136" office:value-type="string" calcext:value-type="string">
            <text:p>Nakit 3000</text:p>
          </table:table-cell>
          <table:table-cell table:number-columns-repeated="2" table:style-name="ce140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136" office:value-type="string" calcext:value-type="string">
            <text:p>Nakit 3000</text:p>
          </table:table-cell>
          <table:table-cell table:style-name="ce140" office:value-type="float" office:value="3000" calcext:value-type="float">
            <text:p>3.000,00</text:p>
          </table:table-cell>
          <table:table-cell table:style-name="ce145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131" office:value-type="string" calcext:value-type="string">
            <text:p>Nakit 3000 10-05-2022</text:p>
          </table:table-cell>
          <table:table-cell table:style-name="ce140" office:value-type="float" office:value="3000" calcext:value-type="float">
            <text:p>3.000,00</text:p>
          </table:table-cell>
          <table:table-cell table:style-name="ce146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129" office:value-type="date" office:date-value="2022-05-10" calcext:value-type="date">
            <text:p>10.05.2022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131" office:value-type="string" calcext:value-type="string">
            <text:p>Nakit 5000</text:p>
          </table:table-cell>
          <table:table-cell table:style-name="ce140" office:value-type="float" office:value="5000" calcext:value-type="float">
            <text:p>5.000,00</text:p>
          </table:table-cell>
          <table:table-cell table:style-name="ce146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129" office:value-type="date" office:date-value="2022-05-30" calcext:value-type="date">
            <text:p>30.05.2022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37" office:value-type="string" calcext:value-type="string">
            <text:p>BANKADAN 5-7 4000</text:p>
          </table:table-cell>
          <table:table-cell table:style-name="ce140" office:value-type="float" office:value="5000" calcext:value-type="float">
            <text:p>5.000,00</text:p>
          </table:table-cell>
          <table:table-cell table:style-name="ce146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129" office:value-type="date" office:date-value="2022-07-05" calcext:value-type="date">
            <text:p>05.07.2022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131" office:value-type="string" calcext:value-type="string">
            <text:p>BANKADAN 29-8 <text:s/>5000</text:p>
          </table:table-cell>
          <table:table-cell table:number-columns-repeated="2" table:style-name="ce140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129" office:value-type="date" office:date-value="2022-08-29" calcext:value-type="date">
            <text:p>29.08.2022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131"/>
          <table:table-cell table:style-name="ce140"/>
          <table:table-cell table:style-name="ce140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/>
          <table:table-cell table:style-name="ce131"/>
          <table:table-cell table:style-name="ce140" table:number-columns-repeated="2"/>
          <table:table-cell table:number-columns-repeated="4"/>
        </table:table-row>
        <table:table-row table:style-name="ro1">
          <table:table-cell table:style-name="ce124"/>
          <table:table-cell table:style-name="ce131"/>
          <table:table-cell table:style-name="ce140" table:number-columns-repeated="2"/>
          <table:table-cell table:number-columns-repeated="4"/>
        </table:table-row>
        <table:table-row table:style-name="ro1">
          <table:table-cell table:style-name="ce124"/>
          <table:table-cell table:style-name="ce130" office:value-type="string" calcext:value-type="string">
            <text:p>Toplamlar</text:p>
          </table:table-cell>
          <table:table-cell table:style-name="ce144" table:formula="of:=SUM([.C8:.C23])" office:value-type="float" office:value="36000" calcext:value-type="float">
            <text:p>36.000,00</text:p>
          </table:table-cell>
          <table:table-cell table:style-name="ce144" table:formula="of:=SUM([.D4:.D23])" office:value-type="float" office:value="36000" calcext:value-type="float">
            <text:p>36.000,00</text:p>
          </table:table-cell>
          <table:table-cell table:style-name="ce147" table:formula="of:=[.C24]-[.D24]" office:value-type="float" office:value="0" calcext:value-type="float">
            <text:p>0,00</text:p>
          </table:table-cell>
          <table:table-cell table:style-name="ce144" table:formula="of:=SUM([.F4:.F23])" office:value-type="float" office:value="0" calcext:value-type="float">
            <text:p>0,00</text:p>
          </table:table-cell>
          <table:table-cell table:style-name="ce151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24"/>
          <table:table-cell table:style-name="ce131"/>
          <table:table-cell table:style-name="ce140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24"/>
          <table:table-cell table:style-name="Default"/>
          <table:table-cell/>
          <table:table-cell table:style-name="ce140"/>
          <table:table-cell table:style-name="ce148" office:value-type="string" calcext:value-type="string">
            <text:p>Doğuş Toplam Kira Geliri</text:p>
          </table:table-cell>
          <table:table-cell table:style-name="Default"/>
          <table:table-cell table:style-name="ce152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28"/>
          <table:table-cell table:style-name="Default"/>
          <table:table-cell table:number-columns-repeated="2"/>
          <table:table-cell table:style-name="ce149" office:value-type="string" calcext:value-type="string">
            <text:p>Hacı</text:p>
          </table:table-cell>
          <table:table-cell table:style-name="ce150" office:value-type="percentage" office:value="1" calcext:value-type="percentage">
            <text:p>%100,00</text:p>
          </table:table-cell>
          <table:table-cell table:style-name="ce144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29]-[.D30]" office:value-type="float" office:value="-3000" calcext:value-type="float">
            <text:p>-3.000,00</text:p>
          </table:table-cell>
          <table:table-cell/>
          <table:table-cell table:formula="of:=[.D30]-[.F3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0]-[.D31]" office:value-type="float" office:value="-6000" calcext:value-type="float">
            <text:p>-6.000,00</text:p>
          </table:table-cell>
          <table:table-cell/>
          <table:table-cell table:formula="of:=[.D31]-[.F3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1]-[.D32]" office:value-type="float" office:value="-9000" calcext:value-type="float">
            <text:p>-9.000,00</text:p>
          </table:table-cell>
          <table:table-cell/>
          <table:table-cell table:formula="of:=[.D32]-[.F3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129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2]-[.D33]" office:value-type="float" office:value="-12000" calcext:value-type="float">
            <text:p>-12.000,00</text:p>
          </table:table-cell>
          <table:table-cell/>
          <table:table-cell table:formula="of:=[.D33]-[.F33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129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3]-[.D34]" office:value-type="float" office:value="-12000" calcext:value-type="float">
            <text:p>-12.000,00</text:p>
          </table:table-cell>
          <table:table-cell/>
          <table:table-cell table:formula="of:=[.D34]-[.F3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4]-[.D35]" office:value-type="float" office:value="-12000" calcext:value-type="float">
            <text:p>-12.000,00</text:p>
          </table:table-cell>
          <table:table-cell/>
          <table:table-cell table:formula="of:=[.D35]-[.F3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5]-[.D36]" office:value-type="float" office:value="-12000" calcext:value-type="float">
            <text:p>-12.000,00</text:p>
          </table:table-cell>
          <table:table-cell/>
          <table:table-cell table:formula="of:=[.D36]-[.F3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6]-[.D37]" office:value-type="float" office:value="-12000" calcext:value-type="float">
            <text:p>-12.000,00</text:p>
          </table:table-cell>
          <table:table-cell/>
          <table:table-cell table:formula="of:=[.D37]-[.F3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7]-[.D38]" office:value-type="float" office:value="-12000" calcext:value-type="float">
            <text:p>-12.000,00</text:p>
          </table:table-cell>
          <table:table-cell/>
          <table:table-cell table:formula="of:=[.D38]-[.F3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8]-[.D39]" office:value-type="float" office:value="-12000" calcext:value-type="float">
            <text:p>-12.000,00</text:p>
          </table:table-cell>
          <table:table-cell/>
          <table:table-cell table:formula="of:=[.D39]-[.F3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9]-[.D40]" office:value-type="float" office:value="-12000" calcext:value-type="float">
            <text:p>-12.000,00</text:p>
          </table:table-cell>
          <table:table-cell/>
          <table:table-cell table:formula="of:=[.D40]-[.F4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0]-[.D41]" office:value-type="float" office:value="-12000" calcext:value-type="float">
            <text:p>-12.000,00</text:p>
          </table:table-cell>
          <table:table-cell/>
          <table:table-cell table:formula="of:=[.D41]-[.F41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1]-[.D42]" office:value-type="float" office:value="-12000" calcext:value-type="float">
            <text:p>-12.000,00</text:p>
          </table:table-cell>
          <table:table-cell/>
          <table:table-cell table:formula="of:=[.D42]-[.F42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2]-[.D43]" office:value-type="float" office:value="-12000" calcext:value-type="float">
            <text:p>-12.000,00</text:p>
          </table:table-cell>
          <table:table-cell/>
          <table:table-cell table:formula="of:=[.D43]-[.F4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-12000" calcext:value-type="float">
            <text:p>-12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124"/>
        <table:table-column table:style-name="co9" table:default-cell-style-name="Default"/>
        <table:table-column table:style-name="co3" table:default-cell-style-name="ce142"/>
        <table:table-column table:style-name="co10" table:default-cell-style-name="ce140"/>
        <table:table-column table:style-name="co11" table:default-cell-style-name="ce142"/>
        <table:table-column table:style-name="co6" table:default-cell-style-name="ce140"/>
        <table:table-column table:style-name="co7" table:default-cell-style-name="ce142"/>
        <table:table-row table:style-name="ro1" table:number-rows-repeated="2">
          <table:table-cell/>
          <table:table-cell table:style-name="ce130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ce130" office:value-type="string" calcext:value-type="string">
            <text:p>Tuzgümrüğü kira </text:p>
          </table:table-cell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 table:number-columns-repeated="2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 table:style-name="ce125" office:value-type="string" calcext:value-type="string">
            <text:p>Tarih</text:p>
          </table:table-cell>
          <table:table-cell table:style-name="ce132" office:value-type="string" calcext:value-type="string">
            <text:p>Açıklama</text:p>
          </table:table-cell>
          <table:table-cell table:style-name="ce141" office:value-type="string" calcext:value-type="string">
            <text:p>Kira bedeli</text:p>
          </table:table-cell>
          <table:table-cell table:style-name="ce141" office:value-type="string" calcext:value-type="string">
            <text:p>Ödeme</text:p>
          </table:table-cell>
          <table:table-cell table:style-name="ce141" office:value-type="string" calcext:value-type="string">
            <text:p>Bakiye</text:p>
          </table:table-cell>
          <table:table-cell table:style-name="ce141" office:value-type="string" calcext:value-type="string">
            <text:p>Masraf</text:p>
          </table:table-cell>
          <table:table-cell table:style-name="ce141" office:value-type="string" calcext:value-type="string">
            <text:p>Kalan Kira</text:p>
          </table:table-cell>
        </table:table-row>
        <table:table-row table:style-name="ro1">
          <table:table-cell table:style-name="ce125"/>
          <table:table-cell table:style-name="ce132"/>
          <table:table-cell table:style-name="ce141" table:number-columns-repeated="5"/>
        </table:table-row>
        <table:table-row table:style-name="ro1">
          <table:table-cell table:style-name="ce126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" office:value-type="float" office:value="-1650" calcext:value-type="float">
            <text:p>-1.65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3-03-20" calcext:value-type="date">
            <text:p>20.03.2023</text:p>
          </table:table-cell>
          <table:table-cell table:style-name="ce135"/>
          <table:table-cell office:value-type="float" office:value="1650" calcext:value-type="float">
            <text:p>1.650,00</text:p>
          </table:table-cell>
          <table:table-cell/>
          <table:table-cell table:formula="of:=[.E9]-[.D10]" office:value-type="float" office:value="-1650" calcext:value-type="float">
            <text:p>-1.65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3" office:value-type="string" calcext:value-type="string">
            <text:p>30-4-2023-24</text:p>
          </table:table-cell>
          <table:table-cell table:style-name="ce140"/>
          <table:table-cell/>
          <table:table-cell table:formula="of:=[.E10]-[.D11]" office:value-type="float" office:value="-1650" calcext:value-type="float">
            <text:p>-1.65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26" office:value-type="date" office:date-value="2022-04-20" calcext:value-type="date">
            <text:p>20.04.2022</text:p>
          </table:table-cell>
          <table:table-cell table:style-name="ce133" office:value-type="string" calcext:value-type="string">
            <text:p>Salih Kaymak</text:p>
          </table:table-cell>
          <table:table-cell/>
          <table:table-cell table:style-name="ce142"/>
          <table:table-cell table:formula="of:=[.E11]-[.D12]" office:value-type="float" office:value="-1650" calcext:value-type="float">
            <text:p>-1.650,00</text:p>
          </table:table-cell>
          <table:table-cell table:style-name="ce142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26"/>
          <table:table-cell table:style-name="ce133" office:value-type="string" calcext:value-type="string">
            <text:p><text:s text:c="4"/>*12</text:p>
          </table:table-cell>
          <table:table-cell/>
          <table:table-cell table:style-name="ce142"/>
          <table:table-cell table:formula="of:=[.E12]-[.D13]" office:value-type="float" office:value="-1650" calcext:value-type="float">
            <text:p>-1.650,00</text:p>
          </table:table-cell>
          <table:table-cell table:style-name="ce142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3-04-20" calcext:value-type="date">
            <text:p>20.04.2023</text:p>
          </table:table-cell>
          <table:table-cell table:style-name="ce134"/>
          <table:table-cell/>
          <table:table-cell table:style-name="ce143"/>
          <table:table-cell table:formula="of:=[.C14]-[.D14]+[.E13]" office:value-type="float" office:value="-1650" calcext:value-type="float">
            <text:p>-1.650,00</text:p>
          </table:table-cell>
          <table:table-cell table:style-name="ce142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126" office:value-type="date" office:date-value="2023-05-20" calcext:value-type="date">
            <text:p>20.05.2023</text:p>
          </table:table-cell>
          <table:table-cell table:style-name="ce133"/>
          <table:table-cell/>
          <table:table-cell table:style-name="ce142"/>
          <table:table-cell table:formula="of:=[.E14]+[.C15]-[.D15]" office:value-type="float" office:value="-1650" calcext:value-type="float">
            <text:p>-1.650,00</text:p>
          </table:table-cell>
          <table:table-cell table:style-name="ce142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3-06-20" calcext:value-type="date">
            <text:p>20.06.2023</text:p>
          </table:table-cell>
          <table:table-cell table:style-name="ce135"/>
          <table:table-cell table:number-columns-repeated="2"/>
          <table:table-cell table:formula="of:=[.E15]+[.C16]-[.D16]" office:value-type="float" office:value="-1650" calcext:value-type="float">
            <text:p>-1.6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26" office:value-type="date" office:date-value="2023-07-20" calcext:value-type="date">
            <text:p>20.07.2023</text:p>
          </table:table-cell>
          <table:table-cell table:style-name="ce135"/>
          <table:table-cell table:number-columns-repeated="2"/>
          <table:table-cell table:formula="of:=[.E16]+[.C17]-[.D17]" office:value-type="float" office:value="-1650" calcext:value-type="float">
            <text:p>-1.6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3-08-20" calcext:value-type="date">
            <text:p>20.08.2023</text:p>
          </table:table-cell>
          <table:table-cell table:style-name="ce135"/>
          <table:table-cell table:number-columns-repeated="2"/>
          <table:table-cell table:formula="of:=[.E17]+[.C18]-[.D18]" office:value-type="float" office:value="-1650" calcext:value-type="float">
            <text:p>-1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26" office:value-type="date" office:date-value="2023-09-20" calcext:value-type="date">
            <text:p>20.09.2023</text:p>
          </table:table-cell>
          <table:table-cell table:style-name="ce135"/>
          <table:table-cell table:number-columns-repeated="2"/>
          <table:table-cell table:formula="of:=[.E18]+[.C19]-[.D19]" office:value-type="float" office:value="-1650" calcext:value-type="float">
            <text:p>-1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3-10-20" calcext:value-type="date">
            <text:p>20.10.2023</text:p>
          </table:table-cell>
          <table:table-cell table:style-name="ce135"/>
          <table:table-cell table:number-columns-repeated="2"/>
          <table:table-cell table:formula="of:=[.E19]+[.C20]-[.D20]" office:value-type="float" office:value="-1650" calcext:value-type="float">
            <text:p>-1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26" office:value-type="date" office:date-value="2023-11-20" calcext:value-type="date">
            <text:p>20.11.2023</text:p>
          </table:table-cell>
          <table:table-cell table:style-name="ce135"/>
          <table:table-cell table:number-columns-repeated="2"/>
          <table:table-cell table:formula="of:=[.E20]+[.C21]-[.D21]" office:value-type="float" office:value="-1650" calcext:value-type="float">
            <text:p>-1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3-12-20" calcext:value-type="date">
            <text:p>20.12.2023</text:p>
          </table:table-cell>
          <table:table-cell table:style-name="ce135"/>
          <table:table-cell table:number-columns-repeated="2"/>
          <table:table-cell table:formula="of:=[.E21]+[.C22]-[.D22]" office:value-type="float" office:value="-1650" calcext:value-type="float">
            <text:p>-1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129" office:value-type="date" office:date-value="2024-01-20" calcext:value-type="date">
            <text:p>20.01.2024</text:p>
          </table:table-cell>
          <table:table-cell/>
          <table:table-cell table:style-name="Default" table:number-columns-repeated="2"/>
          <table:table-cell table:formula="of:=[.E22]+[.C8]-[.D23]" office:value-type="float" office:value="0" calcext:value-type="float">
            <text:p>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129" office:value-type="date" office:date-value="2024-02-20" calcext:value-type="date">
            <text:p>20.02.2024</text:p>
          </table:table-cell>
          <table:table-cell/>
          <table:table-cell table:style-name="Default" table:number-columns-repeated="2"/>
          <table:table-cell table:formula="of:=[.E23]+[.C9]-[.D24]" office:value-type="float" office:value="1650" calcext:value-type="float">
            <text:p>1.65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129" office:value-type="date" office:date-value="2024-03-20" calcext:value-type="date">
            <text:p>20.03.2024</text:p>
          </table:table-cell>
          <table:table-cell table:number-columns-repeated="2"/>
          <table:table-cell table:style-name="Default"/>
          <table:table-cell table:formula="of:=[.E24]+[.C25]-[.D25]" office:value-type="float" office:value="1650" calcext:value-type="float">
            <text:p>1.65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 table:number-columns-repeated="3"/>
          <table:table-cell table:style-name="ce140"/>
        </table:table-row>
        <table:table-row table:style-name="ro1">
          <table:table-cell/>
          <table:table-cell table:style-name="ce130" office:value-type="string" calcext:value-type="string">
            <text:p>Toplamlar</text:p>
          </table:table-cell>
          <table:table-cell table:style-name="ce144" table:formula="of:=SUM([.C8:.C26])" office:value-type="float" office:value="4950" calcext:value-type="float">
            <text:p>4.950,00</text:p>
          </table:table-cell>
          <table:table-cell table:style-name="ce144" table:formula="of:=SUM([.D8:.D26])" office:value-type="float" office:value="3300" calcext:value-type="float">
            <text:p>3.300,00</text:p>
          </table:table-cell>
          <table:table-cell table:formula="of:=[.E22]" office:value-type="float" office:value="-1650" calcext:value-type="float">
            <text:p>-1.650,00</text:p>
          </table:table-cell>
          <table:table-cell table:style-name="ce144" table:formula="of:=SUM([.F12:.F26])" office:value-type="float" office:value="0" calcext:value-type="float">
            <text:p>0,00</text:p>
          </table:table-cell>
          <table:table-cell table:style-name="ce151" table:formula="of:=[.D27]-[.F27]" office:value-type="float" office:value="3300" calcext:value-type="float">
            <text:p>3.30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48" office:value-type="string" calcext:value-type="string">
            <text:p>Tuzgümrüğü Toplam Kira Geliri</text:p>
          </table:table-cell>
          <table:table-cell table:style-name="Default"/>
          <table:table-cell table:style-name="ce152" table:formula="of:=[.G27]" office:value-type="float" office:value="3300" calcext:value-type="float">
            <text:p>3.3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49"/>
          <table:table-cell table:style-name="Default"/>
          <table:table-cell table:style-name="ce152"/>
        </table:table-row>
        <table:table-row table:style-name="ro1">
          <table:table-cell table:style-name="ce128"/>
          <table:table-cell/>
          <table:table-cell table:style-name="Default" table:number-columns-repeated="2"/>
          <table:table-cell table:style-name="ce149" office:value-type="string" calcext:value-type="string">
            <text:p>Hacı</text:p>
          </table:table-cell>
          <table:table-cell table:style-name="ce150" office:value-type="percentage" office:value="1" calcext:value-type="percentage">
            <text:p>%100,00</text:p>
          </table:table-cell>
          <table:table-cell table:style-name="ce144" table:formula="of:=[.G29]*[.$F$31]" office:value-type="float" office:value="3300" calcext:value-type="float">
            <text:p>3.30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149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30" office:value-type="string" calcext:value-type="string">
            <text:p>Tuzgümrüğü kira </text:p>
          </table:table-cell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 table:number-columns-repeated="2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 table:style-name="ce125" office:value-type="string" calcext:value-type="string">
            <text:p>Tarih</text:p>
          </table:table-cell>
          <table:table-cell table:style-name="ce132" office:value-type="string" calcext:value-type="string">
            <text:p>Açıklama</text:p>
          </table:table-cell>
          <table:table-cell table:style-name="ce141" office:value-type="string" calcext:value-type="string">
            <text:p>Kira bedeli</text:p>
          </table:table-cell>
          <table:table-cell table:style-name="ce141" office:value-type="string" calcext:value-type="string">
            <text:p>Ödeme</text:p>
          </table:table-cell>
          <table:table-cell table:style-name="ce141" office:value-type="string" calcext:value-type="string">
            <text:p>Bakiye</text:p>
          </table:table-cell>
          <table:table-cell table:style-name="ce141" office:value-type="string" calcext:value-type="string">
            <text:p>Masraf</text:p>
          </table:table-cell>
          <table:table-cell table:style-name="ce141" office:value-type="string" calcext:value-type="string">
            <text:p>Kalan Kira</text:p>
          </table:table-cell>
        </table:table-row>
        <table:table-row table:style-name="ro1">
          <table:table-cell table:style-name="ce125"/>
          <table:table-cell table:style-name="ce132"/>
          <table:table-cell table:style-name="ce141" table:number-columns-repeated="5"/>
        </table:table-row>
        <table:table-row table:style-name="ro1">
          <table:table-cell table:style-name="ce126" office:value-type="date" office:date-value="2022-01-20" calcext:value-type="date">
            <text:p>20.01.2022</text:p>
          </table:table-cell>
          <table:table-cell table:style-name="ce135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2-02-20" calcext:value-type="date">
            <text:p>20.02.2022</text:p>
          </table:table-cell>
          <table:table-cell table:style-name="ce135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126" office:value-type="date" office:date-value="2022-03-20" calcext:value-type="date">
            <text:p>20.03.2022</text:p>
          </table:table-cell>
          <table:table-cell table:style-name="ce135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3" office:value-type="string" calcext:value-type="string">
            <text:p>30-4-2022-23</text:p>
          </table:table-cell>
          <table:table-cell table:style-name="ce140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126" office:value-type="date" office:date-value="2022-04-20" calcext:value-type="date">
            <text:p>20.04.2022</text:p>
          </table:table-cell>
          <table:table-cell table:style-name="ce133" office:value-type="string" calcext:value-type="string">
            <text:p>Salih Kaymak</text:p>
          </table:table-cell>
          <table:table-cell/>
          <table:table-cell table:style-name="ce142"/>
          <table:table-cell table:formula="of:=[.E47]-[.D48]" office:value-type="float" office:value="0" calcext:value-type="float">
            <text:p>0,00</text:p>
          </table:table-cell>
          <table:table-cell table:style-name="ce142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126"/>
          <table:table-cell table:style-name="ce133" office:value-type="string" calcext:value-type="string">
            <text:p>1650*12</text:p>
          </table:table-cell>
          <table:table-cell/>
          <table:table-cell table:style-name="ce142"/>
          <table:table-cell table:formula="of:=[.E48]-[.D49]" office:value-type="float" office:value="0" calcext:value-type="float">
            <text:p>0,00</text:p>
          </table:table-cell>
          <table:table-cell table:style-name="ce142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2-04-20" calcext:value-type="date">
            <text:p>20.04.2022</text:p>
          </table:table-cell>
          <table:table-cell table:style-name="ce134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143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142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126" office:value-type="date" office:date-value="2022-05-20" calcext:value-type="date">
            <text:p>20.05.2022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 table:style-name="ce142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142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06-20" calcext:value-type="date">
            <text:p>20.06.2022</text:p>
          </table:table-cell>
          <table:table-cell table:style-name="ce135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07-20" calcext:value-type="date">
            <text:p>20.07.2022</text:p>
          </table:table-cell>
          <table:table-cell table:style-name="ce135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08-20" calcext:value-type="date">
            <text:p>20.08.2022</text:p>
          </table:table-cell>
          <table:table-cell table:style-name="ce135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09-20" calcext:value-type="date">
            <text:p>20.09.2022</text:p>
          </table:table-cell>
          <table:table-cell table:style-name="ce135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10-20" calcext:value-type="date">
            <text:p>20.10.2022</text:p>
          </table:table-cell>
          <table:table-cell table:style-name="ce135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11-20" calcext:value-type="date">
            <text:p>20.11.2022</text:p>
          </table:table-cell>
          <table:table-cell table:style-name="ce135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12-20" calcext:value-type="date">
            <text:p>20.12.2022</text:p>
          </table:table-cell>
          <table:table-cell table:style-name="ce135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 table:number-columns-repeated="3"/>
          <table:table-cell table:style-name="ce140"/>
        </table:table-row>
        <table:table-row table:style-name="ro1">
          <table:table-cell/>
          <table:table-cell table:style-name="ce130" office:value-type="string" calcext:value-type="string">
            <text:p>Toplamlar</text:p>
          </table:table-cell>
          <table:table-cell table:style-name="ce144" table:formula="of:=SUM([.C44:.C62])" office:value-type="float" office:value="22800" calcext:value-type="float">
            <text:p>22.800,00</text:p>
          </table:table-cell>
          <table:table-cell table:style-name="ce144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144" table:formula="of:=SUM([.F48:.F62])" office:value-type="float" office:value="0" calcext:value-type="float">
            <text:p>0,00</text:p>
          </table:table-cell>
          <table:table-cell table:style-name="ce151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48" office:value-type="string" calcext:value-type="string">
            <text:p>Tuzgümrüğü Toplam Kira Geliri</text:p>
          </table:table-cell>
          <table:table-cell table:style-name="Default"/>
          <table:table-cell table:style-name="ce152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49"/>
          <table:table-cell table:style-name="Default"/>
          <table:table-cell table:style-name="ce152"/>
        </table:table-row>
        <table:table-row table:style-name="ro1">
          <table:table-cell table:style-name="ce128"/>
          <table:table-cell/>
          <table:table-cell table:style-name="Default" table:number-columns-repeated="2"/>
          <table:table-cell table:style-name="ce149" office:value-type="string" calcext:value-type="string">
            <text:p>Hacı</text:p>
          </table:table-cell>
          <table:table-cell table:style-name="ce150" office:value-type="percentage" office:value="1" calcext:value-type="percentage">
            <text:p>%100,00</text:p>
          </table:table-cell>
          <table:table-cell table:style-name="ce144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2" table:default-cell-style-name="ce30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4"/>
        <table:table-column table:style-name="co19" table:default-cell-style-name="ce34"/>
        <table:table-column table:style-name="co20" table:number-columns-repeated="56" table:default-cell-style-name="ce37"/>
        <table:table-column table:style-name="co1" table:number-columns-repeated="960" table:default-cell-style-name="ce48"/>
        <table:table-row table:style-name="ro2">
          <table:table-cell/>
          <table:table-cell table:style-name="ce33" office:value-type="string" calcext:value-type="string">
            <text:p>DOĞUŞ TİCARET – NAZAN BALCI <text:s/>İŞ SONLANDIRMA HESAP CETVELİ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1994 yılında Doğuş Ticaret Ayten Balcı’ya ait arsaya 5 daire 1 dükk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olacak şekilde bir bina yaptı.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/>
          <table:table-cell table:style-name="ce46" office:value-type="string" calcext:value-type="string">
            <text:p>Değeri</text:p>
          </table:table-cell>
          <table:table-cell table:style-name="ce46" office:value-type="string" calcext:value-type="string">
            <text:p>Kat Karşılığı</text:p>
          </table:table-cell>
          <table:table-cell table:style-name="ce46" office:value-type="string" calcext:value-type="string">
            <text:p>Kime Ait</text:p>
          </table:table-cell>
          <table:table-cell table:style-name="ce46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5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Arsa Sahibine</text:p>
          </table:table-cell>
          <table:table-cell table:number-columns-repeated="2"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4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3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2 satıldı</text:p>
          </table:table-cell>
          <table:table-cell table:style-name="ce46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46"/>
          <table:table-cell table:number-columns-repeated="1017"/>
        </table:table-row>
        <table:table-row table:style-name="ro2">
          <table:table-cell/>
          <table:table-cell table:style-name="ce34" office:value-type="string" calcext:value-type="string">
            <text:p>Daire 1 <text:s text:c="2"/>Satıldı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67"/>
          <table:table-cell table:number-columns-repeated="1017"/>
        </table:table-row>
        <table:table-row table:style-name="ro2">
          <table:table-cell/>
          <table:table-cell table:style-name="ce35" office:value-type="string" calcext:value-type="string">
            <text:p>Dükkan <text:s text:c="2"/>Satıldı </text:p>
          </table:table-cell>
          <table:table-cell table:style-name="ce47" office:value-type="float" office:value="30000" calcext:value-type="float">
            <text:p>3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5" office:value-type="string" calcext:value-type="string">
            <text:p>Hacı + Nazan</text:p>
          </table:table-cell>
          <table:table-cell table:style-name="ce47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35"/>
          <table:table-cell table:style-name="ce47"/>
          <table:table-cell table:style-name="ce34"/>
          <table:table-cell table:style-name="ce35"/>
          <table:table-cell table:style-name="ce47"/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4" office:value-type="string" calcext:value-type="string">
            <text:p>2 nolu daire hacı ya ait olmasına rağmen ortak alındığından dolayı daire den alın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6" office:value-type="string" calcext:value-type="string">
            <text:p>paranın yarısı İsmail Balcıya geçmiş oldu.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6" office:value-type="string" calcext:value-type="string">
            <text:p>Dükkan satıldı parayı hacı aldı ortaklardan nazanın alacağı oluştu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hakanın Doğuştan aldığı nakit</text:p>
          </table:table-cell>
          <table:table-cell table:style-name="ce48"/>
          <table:table-cell table:style-name="ce53"/>
          <table:table-cell table:style-name="ce48"/>
          <table:table-cell table:style-name="ce46" table:formula="of:=[$'01-03-HAKAN'.D172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2007 de hacı doğuşa geçtiğinde borç ödemesi için mustafa balcı 50000 TL verdi.</text:p>
          </table:table-cell>
          <table:table-cell table:style-name="ce34" table:number-columns-repeated="3"/>
          <table:table-cell table:style-name="ce46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34" table:number-columns-repeated="4"/>
          <table:table-cell table:style-name="ce46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2015-ocak ayı Doğuşun 365.000 TL Denizbanka, 36.000 TL İşbank a kredi borcu var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Aylık borç ödemesi 6765+3409=10.174 TL. <text:s/>1 <text:s/>USD=2.40 TL Aylık ödeme4239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olar cinsinden borç yaklaşık 167000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Envanter yaklaşık 110 000 TL <text:s text:c="2"/>Satılabilir mal toplamı yaklaşık 60 000 TL = 25000 usd</text:p>
          </table:table-cell>
          <table:table-cell table:style-name="ce34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45" office:value-type="string" calcext:value-type="string">
            <text:p>HACI ALACAK</text:p>
          </table:table-cell>
          <table:table-cell table:style-name="ce45" office:value-type="string" calcext:value-type="string">
            <text:p>Bakiye</text:p>
          </table:table-cell>
          <table:table-cell table:style-name="ce45" office:value-type="string" calcext:value-type="string">
            <text:p>TL – usd</text:p>
          </table:table-cell>
          <table:table-cell table:style-name="ce45" office:value-type="string" calcext:value-type="string">
            <text:p>karşılığı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/>
          <table:table-cell table:style-name="ce34"/>
          <table:table-cell table:number-columns-repeated="2" table:style-name="ce45" office:value-type="string" calcext:value-type="string">
            <text:p>TL</text:p>
          </table:table-cell>
          <table:table-cell table:style-name="ce45"/>
          <table:table-cell table:style-name="ce45" office:value-type="string" calcext:value-type="string">
            <text:p>USD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4" office:value-type="string" calcext:value-type="string">
            <text:p>İnşaat Daire 2 den kalan ½</text:p>
          </table:table-cell>
          <table:table-cell table:style-name="ce34" table:formula="of:=[.F15]/2" office:value-type="float" office:value="40000" calcext:value-type="float">
            <text:p>40.000,00</text:p>
          </table:table-cell>
          <table:table-cell table:style-name="ce34" table:formula="of:=[.C30]" office:value-type="float" office:value="40000" calcext:value-type="float">
            <text:p>40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34" table:formula="of:=[.C30]/[.E30]" office:value-type="float" office:value="28571.4285714286" calcext:value-type="float">
            <text:p>28.571,43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table:style-name="ce32" office:value-type="string" calcext:value-type="string">
            <text:p>04-07</text:p>
          </table:table-cell>
          <table:table-cell table:style-name="ce34" office:value-type="string" calcext:value-type="string">
            <text:p>Hakan BALCI Doğuştan verilen ½</text:p>
          </table:table-cell>
          <table:table-cell table:style-name="ce34" table:formula="of:=[.F17]/2" office:value-type="float" office:value="71949.06" calcext:value-type="float">
            <text:p>71.949,06</text:p>
          </table:table-cell>
          <table:table-cell table:style-name="ce34" table:formula="of:=[.D30]+[.C31]" office:value-type="float" office:value="111949.06" calcext:value-type="float">
            <text:p>111.949,06</text:p>
          </table:table-cell>
          <table:table-cell table:style-name="ce34" table:formula="of:=[.C31]/[.F31]" office:value-type="float" office:value="1.44197932575985" calcext:value-type="float">
            <text:p>1,44</text:p>
          </table:table-cell>
          <table:table-cell table:style-name="ce62" table:formula="of:=[$'01-03-HAKAN'.F174]/2" office:value-type="currency" office:currency="USD" office:value="49896.0413056453" calcext:value-type="currency">
            <text:p>$49.896,04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4" office:value-type="string" calcext:value-type="string">
            <text:p>mustafa balcıdan doğuşa verilen ½</text:p>
          </table:table-cell>
          <table:table-cell table:style-name="ce34" table:formula="of:=[.F18]/2" office:value-type="float" office:value="25000" calcext:value-type="float">
            <text:p>25.000,00</text:p>
          </table:table-cell>
          <table:table-cell table:style-name="ce34" table:formula="of:=[.D31]+[.C32]" office:value-type="float" office:value="136949.06" calcext:value-type="float">
            <text:p>136.949,06</text:p>
          </table:table-cell>
          <table:table-cell table:style-name="ce34" office:value-type="float" office:value="1.31" calcext:value-type="float">
            <text:p>1,31</text:p>
          </table:table-cell>
          <table:table-cell table:style-name="ce34" table:formula="of:=[.C32]/[.E32]" office:value-type="float" office:value="19083.9694656489" calcext:value-type="float">
            <text:p>19.083,97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49" table:formula="of:=[.F63]*-1" office:value-type="float" office:value="141563.55" calcext:value-type="float">
            <text:p>141.563,55</text:p>
          </table:table-cell>
          <table:table-cell table:style-name="ce34" table:formula="of:=[.D32]+[.C33]" office:value-type="float" office:value="278512.61" calcext:value-type="float">
            <text:p>278.512,61</text:p>
          </table:table-cell>
          <table:table-cell table:style-name="ce48" office:value-type="float" office:value="3.55" calcext:value-type="float">
            <text:p>3,55</text:p>
          </table:table-cell>
          <table:table-cell table:style-name="ce34" table:formula="of:=[.C33]/[.E33]" office:value-type="float" office:value="39877.0563380282" calcext:value-type="float">
            <text:p>39.877,06</text:p>
          </table:table-cell>
          <table:table-cell table:style-name="ce68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3" office:value-type="string" calcext:value-type="string">
            <text:p>2017 yılı sonu</text:p>
          </table:table-cell>
          <table:table-cell table:style-name="ce48"/>
          <table:table-cell table:style-name="ce34"/>
          <table:table-cell table:style-name="ce38" office:value-type="string" calcext:value-type="string">
            <text:p>hacının alacağı USD</text:p>
          </table:table-cell>
          <table:table-cell table:style-name="ce46" table:formula="of:=SUM([.F30:.F33])" office:value-type="float" office:value="137428.495680751" calcext:value-type="float">
            <text:p>137.428,50</text:p>
          </table:table-cell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 table:number-columns-repeated="2"/>
          <table:table-cell table:style-name="ce45" office:value-type="string" calcext:value-type="string">
            <text:p>NAZAN ALACAK</text:p>
          </table:table-cell>
          <table:table-cell table:style-name="ce34"/>
          <table:table-cell table:style-name="ce48"/>
          <table:table-cell table:style-name="ce34"/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4" office:value-type="string" calcext:value-type="string">
            <text:p>İnşaat Dükkandan nazana ½</text:p>
          </table:table-cell>
          <table:table-cell table:style-name="ce50" office:value-type="float" office:value="-15000" calcext:value-type="float">
            <text:p>-15.000,00</text:p>
          </table:table-cell>
          <table:table-cell table:style-name="ce34" table:formula="of:=[.C36]" office:value-type="float" office:value="-15000" calcext:value-type="float">
            <text:p>-15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46" table:formula="of:=[.C36]/[.E36]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2"/>
          <table:table-cell table:style-name="ce34" table:formula="of:=[.D36]+[.C37]" office:value-type="float" office:value="-15000" calcext:value-type="float">
            <text:p>-15.000,00</text:p>
          </table:table-cell>
          <table:table-cell table:style-name="ce48"/>
          <table:table-cell table:style-name="ce34"/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 table:style-name="ce32"/>
          <table:table-cell/>
          <table:table-cell table:style-name="ce42"/>
          <table:table-cell table:style-name="ce34"/>
          <table:table-cell table:style-name="ce38" office:value-type="string" calcext:value-type="string">
            <text:p>Nazanın alacağı USD</text:p>
          </table:table-cell>
          <table:table-cell table:style-name="ce46" table:formula="of:=SUM([.F36:.F37])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48"/>
          <table:table-cell table:style-name="ce34"/>
          <table:table-cell table:style-name="ce48" table:number-columns-repeated="2"/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/>
          <table:table-cell table:style-name="ce38" office:value-type="string" calcext:value-type="string">
            <text:p>2017 yılı sonu</text:p>
          </table:table-cell>
          <table:table-cell table:style-name="ce48" table:number-columns-repeated="2"/>
          <table:table-cell table:style-name="ce59" office:value-type="string" calcext:value-type="string">
            <text:p>hacının KALAN alacağı USD</text:p>
          </table:table-cell>
          <table:table-cell table:style-name="ce63" table:formula="of:=[.F34]+[.F38]" office:value-type="float" office:value="126714.209966465" calcext:value-type="float">
            <text:p>126.714,21</text:p>
          </table:table-cell>
          <table:table-cell table:style-name="ce45"/>
          <table:table-cell/>
          <table:table-cell table:style-name="ce48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48"/>
          <table:table-cell table:style-name="ce45" table:number-columns-repeated="2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9" office:value-type="float" office:value="2022" calcext:value-type="float">
            <text:p>2022</text:p>
          </table:table-cell>
          <table:table-cell table:style-name="ce34" table:number-columns-repeated="3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DOĞUŞ TİCARET KAPANIŞ HESABI 2017</text:p>
          </table:table-cell>
          <table:table-cell table:style-name="Default"/>
          <table:table-cell table:style-name="ce34" table:number-columns-repeated="2"/>
          <table:table-cell table:style-name="ce34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0000" calcext:value-type="float">
            <text:p>-20.000,00</text:p>
          </table:table-cell>
          <table:table-cell table:style-name="ce34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4710" calcext:value-type="float">
            <text:p>-24.710,00</text:p>
          </table:table-cell>
          <table:table-cell table:style-name="ce34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3750" calcext:value-type="float">
            <text:p>-13.750,00</text:p>
          </table:table-cell>
          <table:table-cell table:style-name="ce34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7000" calcext:value-type="float">
            <text:p>-7.000,00</text:p>
          </table:table-cell>
          <table:table-cell table:style-name="ce34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80984.36" calcext:value-type="float">
            <text:p>-180.984,36</text:p>
          </table:table-cell>
          <table:table-cell table:style-name="ce34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6268.74" calcext:value-type="float">
            <text:p>-16.268,74</text:p>
          </table:table-cell>
          <table:table-cell table:style-name="ce34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40" office:value-type="string" calcext:value-type="string">
            <text:p>Doğuş 2017 haziranda borçla kapandı 1 USD = 3,55 TL</text:p>
          </table:table-cell>
          <table:table-cell table:style-name="Default"/>
          <table:table-cell table:style-name="ce56"/>
          <table:table-cell table:style-name="ce34"/>
          <table:table-cell table:style-name="ce64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NAZAN BALCI – DOĞUŞ 2017 HESABI</text:p>
          </table:table-cell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6" table:formula="of:=[.F55]/2" office:value-type="float" office:value="-131356.55" calcext:value-type="float">
            <text:p>-131.356,55</text:p>
          </table:table-cell>
          <table:table-cell table:style-name="ce34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34" office:value-type="float" office:value="-1862" calcext:value-type="float">
            <text:p>-1.862,00</text:p>
          </table:table-cell>
          <table:table-cell table:style-name="ce34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50" calcext:value-type="float">
            <text:p>-650,00</text:p>
          </table:table-cell>
          <table:table-cell table:style-name="ce34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1695" calcext:value-type="float">
            <text:p>-1.695,00</text:p>
          </table:table-cell>
          <table:table-cell table:style-name="ce34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000" calcext:value-type="float">
            <text:p>-6.000,00</text:p>
          </table:table-cell>
          <table:table-cell table:style-name="ce34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string" calcext:value-type="string">
            <text:p>DOĞUŞ KAPANIŞTA NAZAN BALCININ BORCU</text:p>
          </table:table-cell>
          <table:table-cell table:style-name="ce51"/>
          <table:table-cell table:style-name="ce57" office:value-type="string" calcext:value-type="string">
            <text:p>TL</text:p>
          </table:table-cell>
          <table:table-cell table:style-name="ce60"/>
          <table:table-cell table:style-name="ce65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42" office:value-type="string" calcext:value-type="string">
            <text:p>hacının kapanışta doğuşa borcu ½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2" table:formula="of:=[.F55]/2" office:value-type="float" office:value="-131356.55" calcext:value-type="float">
            <text:p>-131.356,55</text:p>
          </table:table-cell>
          <table:table-cell table:style-name="ce34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4"/>
          <table:table-cell table:style-name="ce49"/>
          <table:table-cell table:style-name="ce34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42"/>
          <table:table-cell table:style-name="Default"/>
          <table:table-cell table:style-name="ce34"/>
          <table:table-cell table:style-name="ce42"/>
          <table:table-cell table:style-name="ce34"/>
          <table:table-cell table:number-columns-repeated="1018"/>
        </table:table-row>
        <table:table-row table:style-name="ro2">
          <table:table-cell/>
          <table:table-cell table:style-name="ce43" office:value-type="string" calcext:value-type="string">
            <text:p>Doğuş Kapanışta Toplam Borç</text:p>
          </table:table-cell>
          <table:table-cell table:style-name="ce52"/>
          <table:table-cell table:style-name="ce43"/>
          <table:table-cell table:style-name="ce61"/>
          <table:table-cell table:style-name="ce66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44" table:number-columns-repeated="2"/>
          <table:table-cell table:style-name="ce34"/>
          <table:table-cell table:style-name="ce44" table:number-columns-repeated="2"/>
          <table:table-cell table:number-columns-repeated="1018"/>
        </table:table-row>
        <table:table-row table:style-name="ro2">
          <table:table-cell/>
          <table:table-cell table:style-name="ce34" table:number-columns-repeated="3"/>
          <table:table-cell table:style-name="ce54"/>
          <table:table-cell table:style-name="ce34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3" table:number-columns-repeated="4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4" table:number-columns-repeated="2"/>
          <table:table-cell table:number-columns-repeated="1020"/>
        </table:table-row>
        <table:table-row table:style-name="ro2">
          <table:table-cell/>
          <table:table-cell table:style-name="ce34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46"/>
          <table:table-cell table:style-name="ce34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row table:style-name="ro1" table:number-rows-repeated="2">
          <table:table-cell table:style-name="ce70"/>
          <table:table-cell table:style-name="ce202" table:number-columns-repeated="4"/>
          <table:table-cell table:style-name="ce285"/>
        </table:table-row>
        <table:table-row table:style-name="ro1">
          <table:table-cell table:style-name="ce206" office:value-type="string" calcext:value-type="string">
            <text:p>Doğuşa Olan Borçlar</text:p>
          </table:table-cell>
          <table:table-cell table:style-name="ce202" table:number-columns-repeated="4"/>
          <table:table-cell table:style-name="ce285"/>
        </table:table-row>
        <table:table-row table:style-name="ro1">
          <table:table-cell table:style-name="ce207" office:value-type="string" calcext:value-type="string">
            <text:p>Nazan – Hakanın doğuştan ödenen borçlar </text:p>
          </table:table-cell>
          <table:table-cell table:style-name="ce202"/>
          <table:table-cell table:style-name="ce207" table:formula="of:=[$'01-03-HAKAN'.F161]" office:value-type="float" office:value="143898.12" calcext:value-type="float">
            <text:p>143.898,12</text:p>
          </table:table-cell>
          <table:table-cell table:style-name="ce217" table:formula="of:=[.C4]/[.E4]" office:value-type="float" office:value="1.44197932575985" calcext:value-type="float">
            <text:p>1,44</text:p>
          </table:table-cell>
          <table:table-cell table:style-name="ce218" table:formula="of:=[$'01-03-HAKAN'.F174]" office:value-type="currency" office:currency="USD" office:value="99792.0826112905" calcext:value-type="currency">
            <text:p>$99.792,08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Nazan – Doğuş kapanış borcu ½</text:p>
          </table:table-cell>
          <table:table-cell table:style-name="ce202"/>
          <table:table-cell table:style-name="ce213" table:formula="of:=[$'01-01-DGS'.F63]*-1" office:value-type="currency" office:currency="TRY" office:value="141563.55" calcext:value-type="currency">
            <text:p>₺141.563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5]/[.D5]" office:value-type="currency" office:currency="USD" office:value="39877.0563380282" calcext:value-type="currency">
            <text:p>$39.877,06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ş borcu ½</text:p>
          </table:table-cell>
          <table:table-cell table:style-name="ce202"/>
          <table:table-cell table:style-name="ce213" table:formula="of:=[$'01-01-DGS'.F65]*-1" office:value-type="currency" office:currency="TRY" office:value="131356.55" calcext:value-type="currency">
            <text:p>₺131.356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81" table:formula="of:=SUM([.C4:.C6])" office:value-type="currency" office:currency="TRY" office:value="416818.22" calcext:value-type="currency">
            <text:p>₺416.818,22</text:p>
          </table:table-cell>
          <table:table-cell table:style-name="ce217"/>
          <table:table-cell table:style-name="ce90" table:formula="of:=SUM([.E4:.E6])" office:value-type="currency" office:currency="USD" office:value="176670.984019741" calcext:value-type="currency">
            <text:p>$176.670,98</text:p>
          </table:table-cell>
          <table:table-cell table:style-name="ce218"/>
        </table:table-row>
        <table:table-row table:style-name="ro3">
          <table:table-cell table:style-name="ce206" office:value-type="string" calcext:value-type="string">
            <text:p>Doğuşun Borçları</text:p>
          </table:table-cell>
          <table:table-cell table:style-name="ce202"/>
          <table:table-cell table:style-name="ce213"/>
          <table:table-cell table:style-name="ce217"/>
          <table:table-cell table:style-name="ce202"/>
          <table:table-cell table:style-name="ce291"/>
        </table:table-row>
        <table:table-row table:style-name="ro1">
          <table:table-cell table:style-name="ce202" office:value-type="string" calcext:value-type="string">
            <text:p>Hacı – MUSTAFA BALCIdan doğuşa verilen-2007</text:p>
          </table:table-cell>
          <table:table-cell table:style-name="ce202"/>
          <table:table-cell table:style-name="ce213" office:value-type="currency" office:currency="TRY" office:value="50000" calcext:value-type="currency">
            <text:p>₺50.000,00</text:p>
          </table:table-cell>
          <table:table-cell table:style-name="ce217" office:value-type="float" office:value="1.31" calcext:value-type="float">
            <text:p>1,31</text:p>
          </table:table-cell>
          <table:table-cell table:style-name="ce218" table:formula="of:=[.C9]/[.D9]" office:value-type="currency" office:currency="USD" office:value="38167.9389312977" calcext:value-type="currency">
            <text:p>$38.167,94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rken hacının ödediği-2017</text:p>
          </table:table-cell>
          <table:table-cell table:style-name="ce202"/>
          <table:table-cell table:style-name="ce213" table:formula="of:=[$'01-01-DGS'.F68]*-1" office:value-type="currency" office:currency="TRY" office:value="272920.1" calcext:value-type="currency">
            <text:p>₺272.920,10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213"/>
          <table:table-cell table:style-name="ce217"/>
          <table:table-cell table:style-name="ce90" table:formula="of:=SUM([.E9:.E10])" office:value-type="currency" office:currency="USD" office:value="115046.840339748" calcext:value-type="currency">
            <text:p>$115.046,84</text:p>
          </table:table-cell>
          <table:table-cell table:style-name="ce218"/>
        </table:table-row>
        <table:table-row table:style-name="ro1">
          <table:table-cell table:style-name="ce202" table:number-columns-repeated="2"/>
          <table:table-cell table:style-name="ce213"/>
          <table:table-cell table:style-name="ce217"/>
          <table:table-cell table:style-name="ce218" table:number-columns-repeated="2"/>
        </table:table-row>
        <table:table-row table:style-name="ro1">
          <table:table-cell table:style-name="ce202" table:number-columns-repeated="2"/>
          <table:table-cell table:style-name="ce213"/>
          <table:table-cell/>
          <table:table-cell table:style-name="ce148" office:value-type="string" calcext:value-type="string">
            <text:p>Borç – alacak tahsilatı yapılabilseydi doğuş kapanışta kalan sermaye</text:p>
          </table:table-cell>
          <table:table-cell table:style-name="ce218"/>
        </table:table-row>
        <table:table-row table:style-name="ro3">
          <table:table-cell table:number-columns-repeated="2"/>
          <table:table-cell table:style-name="ce214"/>
          <table:table-cell/>
          <table:table-cell table:style-name="ce90" table:formula="of:=[.E7]-[.E11]" office:value-type="currency" office:currency="USD" office:value="61624.1436799928" calcext:value-type="currency">
            <text:p>$61.624,14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1" table:number-rows-repeated="2">
          <table:table-cell table:number-columns-repeated="4"/>
          <table:table-cell table:style-name="ce224"/>
          <table:table-cell table:style-name="ce218"/>
        </table:table-row>
        <table:table-row table:style-name="ro1">
          <table:table-cell table:style-name="ce208" office:value-type="string" calcext:value-type="string">
            <text:p>İnşaat HESABI </text:p>
          </table:table-cell>
          <table:table-cell table:style-name="ce211"/>
          <table:table-cell table:style-name="ce215"/>
          <table:table-cell table:style-name="ce211"/>
          <table:table-cell table:style-name="ce219"/>
          <table:table-cell/>
        </table:table-row>
        <table:table-row table:style-name="ro1">
          <table:table-cell table:style-name="ce209" office:value-type="string" calcext:value-type="string">
            <text:p>Nazan – Daire ½</text:p>
          </table:table-cell>
          <table:table-cell table:style-name="ce202"/>
          <table:table-cell table:style-name="ce212" office:value-type="currency" office:currency="TRY" office:value="40000" calcext:value-type="currency">
            <text:p>₺40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0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9" office:value-type="string" calcext:value-type="string">
            <text:p>Hacı – Dükkan ½</text:p>
          </table:table-cell>
          <table:table-cell table:style-name="ce202"/>
          <table:table-cell table:style-name="ce216" office:value-type="currency" office:currency="TRY" office:value="15000" calcext:value-type="currency">
            <text:p>₺15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1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10" office:value-type="string" calcext:value-type="string">
            <text:p>İnşaat hesabından hacının alacağı</text:p>
          </table:table-cell>
          <table:table-cell table:style-name="ce210" table:number-columns-repeated="3"/>
          <table:table-cell table:style-name="ce223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49" table:number-columns-repeated="3"/>
          <table:table-cell table:style-name="ce148" office:value-type="string" calcext:value-type="string">
            <text:p>İnşaat hesabından hacının nazana TOPLAM borcu</text:p>
          </table:table-cell>
          <table:table-cell table:style-name="ce225" table:formula="of:=[.E22]-[.E15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49" office:value-type="string" calcext:value-type="string">
            <text:p>nazanın toplam borcu = hakan + doğuş kapanış + inşaat hesabı</text:p>
          </table:table-cell>
          <table:table-cell table:style-name="ce149" table:number-columns-repeated="3"/>
          <table:table-cell table:style-name="ce226" table:formula="of:=[.E24]+[.E5]+[.E4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7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>
            <text:p>hakandan</text:p>
          </table:table-cell>
          <table:table-cell/>
          <table:table-cell table:style-name="ce224" table:formula="of:=[.E4]*-1" office:value-type="currency" office:currency="USD" office:value="-99792.0826112905" calcext:value-type="currency">
            <text:p>-$99.792,08</text:p>
          </table:table-cell>
          <table:table-cell table:style-name="ce224" table:formula="of:=[.D29]+[.C30]" office:value-type="currency" office:currency="USD" office:value="-99792.0826112905" calcext:value-type="currency">
            <text:p>-$99.792,0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doğuştan</text:p>
          </table:table-cell>
          <table:table-cell/>
          <table:table-cell table:style-name="ce224" table:formula="of:=[.E5]*-1" office:value-type="currency" office:currency="USD" office:value="-39877.0563380282" calcext:value-type="currency">
            <text:p>-$39.877,06</text:p>
          </table:table-cell>
          <table:table-cell table:style-name="ce224" table:formula="of:=[.D30]+[.C31]" office:value-type="currency" office:currency="USD" office:value="-139669.138949319" calcext:value-type="currency">
            <text:p>-$139.669,14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inşaattan</text:p>
          </table:table-cell>
          <table:table-cell/>
          <table:table-cell table:style-name="ce224" table:formula="of:=[.E22]*-1" office:value-type="currency" office:currency="USD" office:value="-17857.1428571429" calcext:value-type="currency">
            <text:p>-$17.857,14</text:p>
          </table:table-cell>
          <table:table-cell table:style-name="ce224" table:formula="of:=[.D31]+[.C32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/>
          <table:table-cell table:number-columns-repeated="2"/>
          <table:table-cell table:style-name="ce224" table:formula="of:=[.D32]+[.C33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nazanın doğuş kapanışta doğuşun varlıpının yarısı</text:p>
          </table:table-cell>
          <table:table-cell/>
          <table:table-cell table:style-name="ce224" table:formula="of:=[.E15]" office:value-type="currency" office:currency="USD" office:value="30812.0718399964" calcext:value-type="currency">
            <text:p>$30.812,07</text:p>
          </table:table-cell>
          <table:table-cell table:style-name="ce224" table:formula="of:=[.D33]+[.C34]" office:value-type="currency" office:currency="USD" office:value="-126714.209966465" calcext:value-type="currency">
            <text:p>-$126.714,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48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227" table:formula="of:=[.E4]/[.E26]" office:value-type="percentage" office:value="0.787536635691454" calcext:value-type="percentage">
            <text:p>%78,7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101"/>
        <table:table-column table:style-name="co24" table:default-cell-style-name="ce109"/>
        <table:table-column table:style-name="co17" table:default-cell-style-name="ce109"/>
        <table:table-column table:style-name="co23" table:default-cell-style-name="ce109"/>
        <table:table-column table:style-name="co25" table:default-cell-style-name="ce109"/>
        <table:table-column table:style-name="co26" table:default-cell-style-name="ce109"/>
        <table:table-column table:style-name="co1" table:number-columns-repeated="1018" table:default-cell-style-name="ce109"/>
        <table:table-row table:style-name="ro2">
          <table:table-cell table:number-columns-repeated="3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DOĞUŞ TİC. - HAKAN BALCI 2003-2012 HESAP CETVELİ</text:p>
          </table:table-cell>
          <table:table-cell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2" office:value-type="string" calcext:value-type="string">
            <text:p>2003-2004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120" office:value-type="float" office:value="17075.75" calcext:value-type="float">
            <text:p>17.075,75</text:p>
          </table:table-cell>
          <table:table-cell table:style-name="ce168"/>
          <table:table-cell table:style-name="ce115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68"/>
          <table:table-cell table:style-name="ce115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70" office:value-type="string" calcext:value-type="string">
            <text:p>2003 NY</text:p>
          </table:table-cell>
          <table:table-cell table:style-name="ce115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115" office:value-type="float" office:value="90" calcext:value-type="float">
            <text:p>90,00</text:p>
          </table:table-cell>
          <table:table-cell table:style-name="ce168"/>
          <table:table-cell table:style-name="ce115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115" office:value-type="float" office:value="45" calcext:value-type="float">
            <text:p>45,00</text:p>
          </table:table-cell>
          <table:table-cell table:style-name="ce168"/>
          <table:table-cell table:style-name="ce115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115" office:value-type="float" office:value="5" calcext:value-type="float">
            <text:p>5,00</text:p>
          </table:table-cell>
          <table:table-cell table:style-name="ce168"/>
          <table:table-cell table:style-name="ce115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115" office:value-type="float" office:value="36" calcext:value-type="float">
            <text:p>36,00</text:p>
          </table:table-cell>
          <table:table-cell table:style-name="ce168"/>
          <table:table-cell table:style-name="ce115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Araba kredi 7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8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9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vergi</text:p>
          </table:table-cell>
          <table:table-cell table:style-name="ce110"/>
          <table:table-cell table:style-name="ce121" office:value-type="float" office:value="1200" calcext:value-type="float">
            <text:p>1.200,00</text:p>
          </table:table-cell>
          <table:table-cell table:style-name="ce168"/>
          <table:table-cell table:style-name="ce115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10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115" office:value-type="float" office:value="65" calcext:value-type="float">
            <text:p>65,00</text:p>
          </table:table-cell>
          <table:table-cell table:style-name="ce168"/>
          <table:table-cell table:style-name="ce115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115" office:value-type="float" office:value="400" calcext:value-type="float">
            <text:p>400,00</text:p>
          </table:table-cell>
          <table:table-cell table:style-name="ce168"/>
          <table:table-cell table:style-name="ce115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11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12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vergi</text:p>
          </table:table-cell>
          <table:table-cell table:style-name="ce110"/>
          <table:table-cell table:style-name="ce121" office:value-type="float" office:value="4500" calcext:value-type="float">
            <text:p>4.500,00</text:p>
          </table:table-cell>
          <table:table-cell table:style-name="ce168"/>
          <table:table-cell table:style-name="ce115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4-12-07" calcext:value-type="date">
            <text:p>07.12.2004</text:p>
          </table:table-cell>
          <table:table-cell table:style-name="ce110" office:value-type="string" calcext:value-type="string">
            <text:p><text:span text:style-name="T2">Vakıf  kredi </text:span>1</text:p>
          </table:table-cell>
          <table:table-cell table:style-name="ce110" office:value-type="float" office:value="1" calcext:value-type="float">
            <text:p>1</text:p>
          </table:table-cell>
          <table:table-cell table:style-name="ce121" office:value-type="float" office:value="2426" calcext:value-type="float">
            <text:p>2.426,00</text:p>
          </table:table-cell>
          <table:table-cell table:style-name="ce168"/>
          <table:table-cell table:style-name="ce115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ssk</text:p>
          </table:table-cell>
          <table:table-cell table:style-name="ce110"/>
          <table:table-cell table:style-name="ce121" office:value-type="float" office:value="1520" calcext:value-type="float">
            <text:p>1.520,00</text:p>
          </table:table-cell>
          <table:table-cell table:style-name="ce168"/>
          <table:table-cell table:style-name="ce115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115"/>
          <table:table-cell table:style-name="ce168" office:value-type="float" office:value="-2000" calcext:value-type="float">
            <text:p>-2.000,00</text:p>
          </table:table-cell>
          <table:table-cell table:style-name="ce115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115"/>
          <table:table-cell table:style-name="ce168" office:value-type="float" office:value="-3000" calcext:value-type="float">
            <text:p>-3.000,00</text:p>
          </table:table-cell>
          <table:table-cell table:style-name="ce115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115"/>
          <table:table-cell table:style-name="ce168" office:value-type="float" office:value="-3750" calcext:value-type="float">
            <text:p>-3.750,00</text:p>
          </table:table-cell>
          <table:table-cell table:style-name="ce115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115"/>
          <table:table-cell table:style-name="ce168" office:value-type="float" office:value="-1960" calcext:value-type="float">
            <text:p>-1.960,00</text:p>
          </table:table-cell>
          <table:table-cell table:style-name="ce115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4 yılsonu</text:p>
          </table:table-cell>
          <table:table-cell table:style-name="ce120" table:formula="of:=SUM([.D7:.D26])" office:value-type="float" office:value="14637" calcext:value-type="float">
            <text:p>14.637,00</text:p>
          </table:table-cell>
          <table:table-cell table:style-name="ce171" table:formula="of:=SUM([.E7:.E26])" office:value-type="float" office:value="-10710" calcext:value-type="float">
            <text:p>-10.710,00</text:p>
          </table:table-cell>
          <table:table-cell table:style-name="ce115"/>
          <table:table-cell table:number-columns-repeated="1018"/>
        </table:table-row>
        <table:table-row table:style-name="ro2" table:number-rows-repeated="2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4" office:value-type="float" office:value="2005" calcext:value-type="float">
            <text:p>2005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0" office:value-type="string" calcext:value-type="string">
            <text:p>2004 NY</text:p>
          </table:table-cell>
          <table:table-cell table:style-name="ce115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14" calcext:value-type="date">
            <text:p>14.01.2005</text:p>
          </table:table-cell>
          <table:table-cell table:style-name="ce110" office:value-type="string" calcext:value-type="string">
            <text:p>bağkur</text:p>
          </table:table-cell>
          <table:table-cell table:style-name="ce110" office:value-type="float" office:value="2" calcext:value-type="float">
            <text:p>2</text:p>
          </table:table-cell>
          <table:table-cell table:style-name="ce121" office:value-type="float" office:value="677" calcext:value-type="float">
            <text:p>677,00</text:p>
          </table:table-cell>
          <table:table-cell table:style-name="ce168"/>
          <table:table-cell table:style-name="ce115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17" calcext:value-type="date">
            <text:p>17.01.2005</text:p>
          </table:table-cell>
          <table:table-cell table:style-name="ce110" office:value-type="string" calcext:value-type="string">
            <text:p><text:span text:style-name="T2">Vakıf  kredi </text:span>1</text:p>
          </table:table-cell>
          <table:table-cell table:style-name="ce110" office:value-type="float" office:value="3" calcext:value-type="float">
            <text:p>3</text:p>
          </table:table-cell>
          <table:table-cell table:style-name="ce121" office:value-type="float" office:value="2466.32" calcext:value-type="float">
            <text:p>2.466,32</text:p>
          </table:table-cell>
          <table:table-cell table:style-name="ce168"/>
          <table:table-cell table:style-name="ce115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115" office:value-type="float" office:value="200" calcext:value-type="float">
            <text:p>200,00</text:p>
          </table:table-cell>
          <table:table-cell table:style-name="ce168"/>
          <table:table-cell table:style-name="ce115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140" calcext:value-type="float">
            <text:p>140,00</text:p>
          </table:table-cell>
          <table:table-cell table:style-name="ce168"/>
          <table:table-cell table:style-name="ce115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kdv</text:p>
          </table:table-cell>
          <table:table-cell/>
          <table:table-cell table:style-name="ce115" office:value-type="float" office:value="1000" calcext:value-type="float">
            <text:p>1.000,00</text:p>
          </table:table-cell>
          <table:table-cell table:style-name="ce168"/>
          <table:table-cell table:style-name="ce115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31" calcext:value-type="date">
            <text:p>31.01.2005</text:p>
          </table:table-cell>
          <table:table-cell table:style-name="ce110" office:value-type="string" calcext:value-type="string">
            <text:p><text:span text:style-name="T2">Araba kredi </text:span>1</text:p>
          </table:table-cell>
          <table:table-cell table:style-name="ce110"/>
          <table:table-cell table:style-name="ce121" office:value-type="float" office:value="760" calcext:value-type="float">
            <text:p>760,00</text:p>
          </table:table-cell>
          <table:table-cell table:style-name="ce168"/>
          <table:table-cell table:style-name="ce115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2-28" calcext:value-type="date">
            <text:p>28.02.2005</text:p>
          </table:table-cell>
          <table:table-cell table:style-name="ce110" office:value-type="string" calcext:value-type="string">
            <text:p><text:span text:style-name="T2">Araba kredi </text:span>2</text:p>
          </table:table-cell>
          <table:table-cell table:style-name="ce110"/>
          <table:table-cell table:style-name="ce121" office:value-type="float" office:value="760" calcext:value-type="float">
            <text:p>760,00</text:p>
          </table:table-cell>
          <table:table-cell table:style-name="ce168"/>
          <table:table-cell table:style-name="ce115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10" calcext:value-type="date">
            <text:p>10.03.2005</text:p>
          </table:table-cell>
          <table:table-cell table:style-name="ce110" office:value-type="string" calcext:value-type="string">
            <text:p><text:span text:style-name="T2">Vakıf  kredi </text:span>2</text:p>
          </table:table-cell>
          <table:table-cell table:style-name="ce110" office:value-type="float" office:value="4" calcext:value-type="float">
            <text:p>4</text:p>
          </table:table-cell>
          <table:table-cell table:style-name="ce121" office:value-type="float" office:value="2568.86" calcext:value-type="float">
            <text:p>2.568,86</text:p>
          </table:table-cell>
          <table:table-cell table:style-name="ce168"/>
          <table:table-cell table:style-name="ce115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11" calcext:value-type="date">
            <text:p>11.03.2005</text:p>
          </table:table-cell>
          <table:table-cell table:style-name="ce110" office:value-type="string" calcext:value-type="string">
            <text:p><text:span text:style-name="T2">Vakıf  kredi </text:span>3</text:p>
          </table:table-cell>
          <table:table-cell table:style-name="ce110" office:value-type="float" office:value="5" calcext:value-type="float">
            <text:p>5</text:p>
          </table:table-cell>
          <table:table-cell table:style-name="ce121" office:value-type="float" office:value="2414.08" calcext:value-type="float">
            <text:p>2.414,08</text:p>
          </table:table-cell>
          <table:table-cell table:style-name="ce168"/>
          <table:table-cell table:style-name="ce115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11" calcext:value-type="date">
            <text:p>11.03.2005</text:p>
          </table:table-cell>
          <table:table-cell table:style-name="ce110" office:value-type="string" calcext:value-type="string">
            <text:p><text:span text:style-name="T2">Vakıf  kredi </text:span>4</text:p>
          </table:table-cell>
          <table:table-cell table:style-name="ce110" office:value-type="float" office:value="6" calcext:value-type="float">
            <text:p>6</text:p>
          </table:table-cell>
          <table:table-cell table:style-name="ce121" office:value-type="float" office:value="2279.24" calcext:value-type="float">
            <text:p>2.279,24</text:p>
          </table:table-cell>
          <table:table-cell table:style-name="ce168"/>
          <table:table-cell table:style-name="ce115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31" calcext:value-type="date">
            <text:p>31.03.2005</text:p>
          </table:table-cell>
          <table:table-cell table:style-name="ce110" office:value-type="string" calcext:value-type="string">
            <text:p><text:span text:style-name="T2">Araba kredi </text:span>3 </text:p>
          </table:table-cell>
          <table:table-cell table:style-name="ce110"/>
          <table:table-cell table:style-name="ce121" office:value-type="float" office:value="742" calcext:value-type="float">
            <text:p>742,00</text:p>
          </table:table-cell>
          <table:table-cell table:style-name="ce168"/>
          <table:table-cell table:style-name="ce115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65" calcext:value-type="float">
            <text:p>65,00</text:p>
          </table:table-cell>
          <table:table-cell table:style-name="ce168"/>
          <table:table-cell table:style-name="ce115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tn</text:p>
          </table:table-cell>
          <table:table-cell/>
          <table:table-cell table:style-name="ce115" office:value-type="float" office:value="5" calcext:value-type="float">
            <text:p>5,00</text:p>
          </table:table-cell>
          <table:table-cell table:style-name="ce168"/>
          <table:table-cell table:style-name="ce115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4-30" calcext:value-type="date">
            <text:p>30.04.2005</text:p>
          </table:table-cell>
          <table:table-cell table:style-name="ce110" office:value-type="string" calcext:value-type="string">
            <text:p><text:span text:style-name="T2">Araba kredi </text:span>4</text:p>
          </table:table-cell>
          <table:table-cell table:style-name="ce110"/>
          <table:table-cell table:style-name="ce121" office:value-type="float" office:value="742" calcext:value-type="float">
            <text:p>742,00</text:p>
          </table:table-cell>
          <table:table-cell table:style-name="ce168"/>
          <table:table-cell table:style-name="ce115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maliye</text:p>
          </table:table-cell>
          <table:table-cell/>
          <table:table-cell table:style-name="ce115" office:value-type="float" office:value="10" calcext:value-type="float">
            <text:p>10,00</text:p>
          </table:table-cell>
          <table:table-cell table:style-name="ce168"/>
          <table:table-cell table:style-name="ce115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fırça</text:p>
          </table:table-cell>
          <table:table-cell/>
          <table:table-cell table:style-name="ce115" office:value-type="float" office:value="3" calcext:value-type="float">
            <text:p>3,00</text:p>
          </table:table-cell>
          <table:table-cell table:style-name="ce168"/>
          <table:table-cell table:style-name="ce115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5-31" calcext:value-type="date">
            <text:p>31.05.2005</text:p>
          </table:table-cell>
          <table:table-cell table:style-name="ce110" office:value-type="string" calcext:value-type="string">
            <text:p><text:span text:style-name="T2">Araba kredi </text:span>5</text:p>
          </table:table-cell>
          <table:table-cell table:style-name="ce110"/>
          <table:table-cell table:style-name="ce121" office:value-type="float" office:value="750" calcext:value-type="float">
            <text:p>750,00</text:p>
          </table:table-cell>
          <table:table-cell table:style-name="ce168"/>
          <table:table-cell table:style-name="ce115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6-03" calcext:value-type="date">
            <text:p>03.06.2005</text:p>
          </table:table-cell>
          <table:table-cell table:style-name="ce110" office:value-type="string" calcext:value-type="string">
            <text:p><text:span text:style-name="T2">Vakıf  kredi </text:span>5</text:p>
          </table:table-cell>
          <table:table-cell table:style-name="ce110" office:value-type="float" office:value="7" calcext:value-type="float">
            <text:p>7</text:p>
          </table:table-cell>
          <table:table-cell table:style-name="ce121" office:value-type="float" office:value="2547.8" calcext:value-type="float">
            <text:p>2.547,80</text:p>
          </table:table-cell>
          <table:table-cell table:style-name="ce168"/>
          <table:table-cell table:style-name="ce115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6-03" calcext:value-type="date">
            <text:p>03.06.2005</text:p>
          </table:table-cell>
          <table:table-cell table:style-name="ce110" office:value-type="string" calcext:value-type="string">
            <text:p><text:span text:style-name="T2">Vakıf  kredi </text:span>6</text:p>
          </table:table-cell>
          <table:table-cell table:style-name="ce110" office:value-type="float" office:value="8" calcext:value-type="float">
            <text:p>8</text:p>
          </table:table-cell>
          <table:table-cell table:style-name="ce121" office:value-type="float" office:value="2392.65" calcext:value-type="float">
            <text:p>2.392,65</text:p>
          </table:table-cell>
          <table:table-cell table:style-name="ce168"/>
          <table:table-cell table:style-name="ce115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gırgıroğlu</text:p>
          </table:table-cell>
          <table:table-cell/>
          <table:table-cell table:style-name="ce115" office:value-type="float" office:value="116" calcext:value-type="float">
            <text:p>116,00</text:p>
          </table:table-cell>
          <table:table-cell table:style-name="ce168"/>
          <table:table-cell table:style-name="ce115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8-18" calcext:value-type="date">
            <text:p>18.08.2005</text:p>
          </table:table-cell>
          <table:table-cell table:style-name="ce110" office:value-type="string" calcext:value-type="string">
            <text:p>kk</text:p>
          </table:table-cell>
          <table:table-cell table:style-name="ce110" office:value-type="float" office:value="10" calcext:value-type="float">
            <text:p>10</text:p>
          </table:table-cell>
          <table:table-cell table:style-name="ce121" office:value-type="float" office:value="7455.35" calcext:value-type="float">
            <text:p>7.455,35</text:p>
          </table:table-cell>
          <table:table-cell table:style-name="ce168"/>
          <table:table-cell table:style-name="ce115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8-18" calcext:value-type="date">
            <text:p>18.08.2005</text:p>
          </table:table-cell>
          <table:table-cell table:style-name="ce110" office:value-type="string" calcext:value-type="string">
            <text:p>kk</text:p>
          </table:table-cell>
          <table:table-cell table:style-name="ce110" office:value-type="float" office:value="11" calcext:value-type="float">
            <text:p>11</text:p>
          </table:table-cell>
          <table:table-cell table:style-name="ce121" office:value-type="float" office:value="80.73" calcext:value-type="float">
            <text:p>80,73</text:p>
          </table:table-cell>
          <table:table-cell table:style-name="ce168"/>
          <table:table-cell table:style-name="ce115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105" office:value-type="date" office:date-value="2005-08-18" calcext:value-type="date">
            <text:p>18.08.2005</text:p>
          </table:table-cell>
          <table:table-cell table:style-name="ce112" office:value-type="string" calcext:value-type="string">
            <text:p>iş döviz alım</text:p>
          </table:table-cell>
          <table:table-cell table:style-name="ce112" office:value-type="float" office:value="9" calcext:value-type="float">
            <text:p>9</text:p>
          </table:table-cell>
          <table:table-cell table:style-name="ce122" office:value-type="float" office:value="10861.5" calcext:value-type="float">
            <text:p>10.861,50</text:p>
          </table:table-cell>
          <table:table-cell table:style-name="ce168"/>
          <table:table-cell table:style-name="ce115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115" office:value-type="float" office:value="1500" calcext:value-type="float">
            <text:p>1.500,00</text:p>
          </table:table-cell>
          <table:table-cell table:style-name="ce168"/>
          <table:table-cell table:style-name="ce115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9-08" calcext:value-type="date">
            <text:p>08.09.2005</text:p>
          </table:table-cell>
          <table:table-cell table:style-name="ce110" office:value-type="string" calcext:value-type="string">
            <text:p>vakıf kredi 7</text:p>
          </table:table-cell>
          <table:table-cell table:style-name="ce110" office:value-type="float" office:value="13" calcext:value-type="float">
            <text:p>13</text:p>
          </table:table-cell>
          <table:table-cell table:style-name="ce121" office:value-type="float" office:value="2494.27" calcext:value-type="float">
            <text:p>2.494,27</text:p>
          </table:table-cell>
          <table:table-cell table:style-name="ce168"/>
          <table:table-cell table:style-name="ce115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9-08" calcext:value-type="date">
            <text:p>08.09.2005</text:p>
          </table:table-cell>
          <table:table-cell table:style-name="ce110" office:value-type="string" calcext:value-type="string">
            <text:p>vakıf kredi 8</text:p>
          </table:table-cell>
          <table:table-cell table:style-name="ce110" office:value-type="float" office:value="14" calcext:value-type="float">
            <text:p>14</text:p>
          </table:table-cell>
          <table:table-cell table:style-name="ce121" office:value-type="float" office:value="2379.15" calcext:value-type="float">
            <text:p>2.379,15</text:p>
          </table:table-cell>
          <table:table-cell table:style-name="ce168"/>
          <table:table-cell table:style-name="ce115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9-08" calcext:value-type="date">
            <text:p>08.09.2005</text:p>
          </table:table-cell>
          <table:table-cell table:style-name="ce110" office:value-type="string" calcext:value-type="string">
            <text:p>vakıf kredi 9</text:p>
          </table:table-cell>
          <table:table-cell table:style-name="ce110" office:value-type="float" office:value="15" calcext:value-type="float">
            <text:p>15</text:p>
          </table:table-cell>
          <table:table-cell table:style-name="ce121" office:value-type="float" office:value="2623.01" calcext:value-type="float">
            <text:p>2.623,01</text:p>
          </table:table-cell>
          <table:table-cell table:style-name="ce168"/>
          <table:table-cell table:style-name="ce115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verilen</text:p>
          </table:table-cell>
          <table:table-cell/>
          <table:table-cell table:style-name="ce115" office:value-type="float" office:value="3900" calcext:value-type="float">
            <text:p>3.900,00</text:p>
          </table:table-cell>
          <table:table-cell table:style-name="ce168"/>
          <table:table-cell table:style-name="ce115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standox</text:p>
          </table:table-cell>
          <table:table-cell/>
          <table:table-cell table:style-name="ce115" office:value-type="float" office:value="3540" calcext:value-type="float">
            <text:p>3.540,00</text:p>
          </table:table-cell>
          <table:table-cell table:style-name="ce168"/>
          <table:table-cell table:style-name="ce115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ziraatten alınan</text:p>
          </table:table-cell>
          <table:table-cell/>
          <table:table-cell table:style-name="ce115"/>
          <table:table-cell table:style-name="ce168" office:value-type="float" office:value="-7040" calcext:value-type="float">
            <text:p>-7.040,00</text:p>
          </table:table-cell>
          <table:table-cell table:style-name="ce115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10-18" calcext:value-type="date">
            <text:p>18.10.2005</text:p>
          </table:table-cell>
          <table:table-cell table:style-name="ce110" office:value-type="string" calcext:value-type="string">
            <text:p>vakıf kredi 10</text:p>
          </table:table-cell>
          <table:table-cell table:style-name="ce110" office:value-type="float" office:value="16" calcext:value-type="float">
            <text:p>16</text:p>
          </table:table-cell>
          <table:table-cell table:style-name="ce121" office:value-type="float" office:value="2421.46" calcext:value-type="float">
            <text:p>2.421,46</text:p>
          </table:table-cell>
          <table:table-cell table:style-name="ce168"/>
          <table:table-cell table:style-name="ce115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10-18" calcext:value-type="date">
            <text:p>18.10.2005</text:p>
          </table:table-cell>
          <table:table-cell table:style-name="ce110" office:value-type="string" calcext:value-type="string">
            <text:p>vakıf kredi 11</text:p>
          </table:table-cell>
          <table:table-cell table:style-name="ce110" office:value-type="float" office:value="17" calcext:value-type="float">
            <text:p>17</text:p>
          </table:table-cell>
          <table:table-cell table:style-name="ce121" office:value-type="float" office:value="2309.5" calcext:value-type="float">
            <text:p>2.309,50</text:p>
          </table:table-cell>
          <table:table-cell table:style-name="ce168"/>
          <table:table-cell table:style-name="ce115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115" office:value-type="float" office:value="10165" calcext:value-type="float">
            <text:p>10.165,00</text:p>
          </table:table-cell>
          <table:table-cell table:style-name="ce168"/>
          <table:table-cell table:style-name="ce115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taşıt pulu</text:p>
          </table:table-cell>
          <table:table-cell table:style-name="ce110"/>
          <table:table-cell table:style-name="ce121" office:value-type="float" office:value="500" calcext:value-type="float">
            <text:p>500,00</text:p>
          </table:table-cell>
          <table:table-cell table:style-name="ce168"/>
          <table:table-cell table:style-name="ce115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oba by</text:p>
          </table:table-cell>
          <table:table-cell/>
          <table:table-cell table:style-name="ce115" office:value-type="float" office:value="30" calcext:value-type="float">
            <text:p>30,00</text:p>
          </table:table-cell>
          <table:table-cell table:style-name="ce168"/>
          <table:table-cell table:style-name="ce115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taşıt pulu</text:p>
          </table:table-cell>
          <table:table-cell table:style-name="ce110"/>
          <table:table-cell table:style-name="ce121" office:value-type="float" office:value="105" calcext:value-type="float">
            <text:p>105,00</text:p>
          </table:table-cell>
          <table:table-cell table:style-name="ce168"/>
          <table:table-cell table:style-name="ce115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li ülkü</text:p>
          </table:table-cell>
          <table:table-cell/>
          <table:table-cell table:style-name="ce115" office:value-type="float" office:value="1000" calcext:value-type="float">
            <text:p>1.000,00</text:p>
          </table:table-cell>
          <table:table-cell table:style-name="ce168"/>
          <table:table-cell table:style-name="ce115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5 yıl sonu</text:p>
          </table:table-cell>
          <table:table-cell table:style-name="ce120" table:formula="of:=SUM([.D32:.D68])" office:value-type="float" office:value="72003.92" calcext:value-type="float">
            <text:p>72.003,92</text:p>
          </table:table-cell>
          <table:table-cell table:style-name="ce171" table:formula="of:=SUM([.E32:.E68])" office:value-type="float" office:value="-7040" calcext:value-type="float">
            <text:p>-7.040,00</text:p>
          </table:table-cell>
          <table:table-cell table:style-name="ce115"/>
          <table:table-cell table:number-columns-repeated="1018"/>
        </table:table-row>
        <table:table-row table:style-name="ro2" table:number-rows-repeated="3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4" office:value-type="float" office:value="2006" calcext:value-type="float">
            <text:p>2006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0" office:value-type="string" calcext:value-type="string">
            <text:p>Ny 2005</text:p>
          </table:table-cell>
          <table:table-cell table:style-name="ce121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106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115" office:value-type="float" office:value="3150" calcext:value-type="float">
            <text:p>3.150,00</text:p>
          </table:table-cell>
          <table:table-cell table:style-name="ce168"/>
          <table:table-cell table:style-name="ce115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hasözgen</text:p>
          </table:table-cell>
          <table:table-cell/>
          <table:table-cell table:style-name="ce115" office:value-type="float" office:value="200" calcext:value-type="float">
            <text:p>200,00</text:p>
          </table:table-cell>
          <table:table-cell table:style-name="ce168"/>
          <table:table-cell table:style-name="ce115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hilal koop</text:p>
          </table:table-cell>
          <table:table-cell/>
          <table:table-cell table:style-name="ce115" office:value-type="float" office:value="49" calcext:value-type="float">
            <text:p>49,00</text:p>
          </table:table-cell>
          <table:table-cell table:style-name="ce168"/>
          <table:table-cell table:style-name="ce115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pel fatih</text:p>
          </table:table-cell>
          <table:table-cell/>
          <table:table-cell table:style-name="ce115" office:value-type="float" office:value="115" calcext:value-type="float">
            <text:p>115,00</text:p>
          </table:table-cell>
          <table:table-cell table:style-name="ce168"/>
          <table:table-cell table:style-name="ce115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2</text:p>
          </table:table-cell>
          <table:table-cell table:style-name="ce110" office:value-type="float" office:value="19" calcext:value-type="float">
            <text:p>19</text:p>
          </table:table-cell>
          <table:table-cell table:style-name="ce121" office:value-type="float" office:value="2755" calcext:value-type="float">
            <text:p>2.755,00</text:p>
          </table:table-cell>
          <table:table-cell table:style-name="ce168"/>
          <table:table-cell table:style-name="ce115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3</text:p>
          </table:table-cell>
          <table:table-cell table:style-name="ce110" office:value-type="float" office:value="20" calcext:value-type="float">
            <text:p>20</text:p>
          </table:table-cell>
          <table:table-cell table:style-name="ce121" office:value-type="float" office:value="2399.24" calcext:value-type="float">
            <text:p>2.399,24</text:p>
          </table:table-cell>
          <table:table-cell table:style-name="ce168"/>
          <table:table-cell table:style-name="ce115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4</text:p>
          </table:table-cell>
          <table:table-cell table:style-name="ce110" office:value-type="float" office:value="21" calcext:value-type="float">
            <text:p>21</text:p>
          </table:table-cell>
          <table:table-cell table:style-name="ce121" office:value-type="float" office:value="2298.65" calcext:value-type="float">
            <text:p>2.298,65</text:p>
          </table:table-cell>
          <table:table-cell table:style-name="ce168"/>
          <table:table-cell table:style-name="ce115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5</text:p>
          </table:table-cell>
          <table:table-cell table:style-name="ce110" office:value-type="float" office:value="22" calcext:value-type="float">
            <text:p>22</text:p>
          </table:table-cell>
          <table:table-cell table:style-name="ce121" office:value-type="float" office:value="2489.14" calcext:value-type="float">
            <text:p>2.489,14</text:p>
          </table:table-cell>
          <table:table-cell table:style-name="ce168"/>
          <table:table-cell table:style-name="ce115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6</text:p>
          </table:table-cell>
          <table:table-cell table:style-name="ce110" office:value-type="float" office:value="23" calcext:value-type="float">
            <text:p>23</text:p>
          </table:table-cell>
          <table:table-cell table:style-name="ce121" office:value-type="float" office:value="2580.3" calcext:value-type="float">
            <text:p>2.580,30</text:p>
          </table:table-cell>
          <table:table-cell table:style-name="ce168"/>
          <table:table-cell table:style-name="ce115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7</text:p>
          </table:table-cell>
          <table:table-cell table:style-name="ce110" office:value-type="float" office:value="24" calcext:value-type="float">
            <text:p>24</text:p>
          </table:table-cell>
          <table:table-cell table:style-name="ce121" office:value-type="float" office:value="30724.12" calcext:value-type="float">
            <text:p>30.724,12</text:p>
          </table:table-cell>
          <table:table-cell table:style-name="ce168"/>
          <table:table-cell table:style-name="ce115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pel lastik</text:p>
          </table:table-cell>
          <table:table-cell/>
          <table:table-cell table:style-name="ce115"/>
          <table:table-cell table:style-name="ce168" office:value-type="float" office:value="-250" calcext:value-type="float">
            <text:p>-250,00</text:p>
          </table:table-cell>
          <table:table-cell table:style-name="ce115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ipas</text:p>
          </table:table-cell>
          <table:table-cell/>
          <table:table-cell table:style-name="ce115"/>
          <table:table-cell table:style-name="ce168" office:value-type="float" office:value="-30" calcext:value-type="float">
            <text:p>-30,00</text:p>
          </table:table-cell>
          <table:table-cell table:style-name="ce115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ski hesap</text:p>
          </table:table-cell>
          <table:table-cell/>
          <table:table-cell table:style-name="ce115"/>
          <table:table-cell table:style-name="ce168" office:value-type="float" office:value="-603" calcext:value-type="float">
            <text:p>-603,00</text:p>
          </table:table-cell>
          <table:table-cell table:style-name="ce115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v</text:p>
          </table:table-cell>
          <table:table-cell/>
          <table:table-cell table:style-name="ce115" office:value-type="float" office:value="208" calcext:value-type="float">
            <text:p>208,00</text:p>
          </table:table-cell>
          <table:table-cell table:style-name="ce168"/>
          <table:table-cell table:style-name="ce115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216" calcext:value-type="float">
            <text:p>216,00</text:p>
          </table:table-cell>
          <table:table-cell table:style-name="ce168"/>
          <table:table-cell table:style-name="ce115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yb</text:p>
          </table:table-cell>
          <table:table-cell/>
          <table:table-cell table:style-name="ce115" office:value-type="float" office:value="164" calcext:value-type="float">
            <text:p>164,00</text:p>
          </table:table-cell>
          <table:table-cell table:style-name="ce168"/>
          <table:table-cell table:style-name="ce115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tiner</text:p>
          </table:table-cell>
          <table:table-cell/>
          <table:table-cell table:style-name="ce115" office:value-type="float" office:value="40" calcext:value-type="float">
            <text:p>40,00</text:p>
          </table:table-cell>
          <table:table-cell table:style-name="ce168"/>
          <table:table-cell table:style-name="ce115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108" calcext:value-type="float">
            <text:p>108,00</text:p>
          </table:table-cell>
          <table:table-cell table:style-name="ce168"/>
          <table:table-cell table:style-name="ce115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ziraatten alınan</text:p>
          </table:table-cell>
          <table:table-cell/>
          <table:table-cell table:style-name="ce115"/>
          <table:table-cell table:style-name="ce168" office:value-type="float" office:value="-8908" calcext:value-type="float">
            <text:p>-8.908,00</text:p>
          </table:table-cell>
          <table:table-cell table:style-name="ce115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ziraat masraf</text:p>
          </table:table-cell>
          <table:table-cell table:style-name="ce110"/>
          <table:table-cell table:style-name="ce121" office:value-type="float" office:value="28" calcext:value-type="float">
            <text:p>28,00</text:p>
          </table:table-cell>
          <table:table-cell table:style-name="ce168"/>
          <table:table-cell table:style-name="ce115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lanya havale</text:p>
          </table:table-cell>
          <table:table-cell/>
          <table:table-cell table:style-name="ce115" office:value-type="float" office:value="5000" calcext:value-type="float">
            <text:p>5.000,00</text:p>
          </table:table-cell>
          <table:table-cell table:style-name="ce168"/>
          <table:table-cell table:style-name="ce115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yakbanka yatan</text:p>
          </table:table-cell>
          <table:table-cell/>
          <table:table-cell table:style-name="ce115" office:value-type="float" office:value="500" calcext:value-type="float">
            <text:p>500,00</text:p>
          </table:table-cell>
          <table:table-cell table:style-name="ce168"/>
          <table:table-cell table:style-name="ce115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yak must bülbül çek</text:p>
          </table:table-cell>
          <table:table-cell/>
          <table:table-cell table:style-name="ce115"/>
          <table:table-cell table:style-name="ce168" office:value-type="float" office:value="-2500" calcext:value-type="float">
            <text:p>-2.500,00</text:p>
          </table:table-cell>
          <table:table-cell table:style-name="ce115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lsn hvl</text:p>
          </table:table-cell>
          <table:table-cell/>
          <table:table-cell table:style-name="ce115" office:value-type="float" office:value="2500" calcext:value-type="float">
            <text:p>2.500,00</text:p>
          </table:table-cell>
          <table:table-cell table:style-name="ce168"/>
          <table:table-cell table:style-name="ce115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trfr</text:p>
          </table:table-cell>
          <table:table-cell/>
          <table:table-cell table:style-name="ce115" office:value-type="float" office:value="60" calcext:value-type="float">
            <text:p>60,00</text:p>
          </table:table-cell>
          <table:table-cell table:style-name="ce168"/>
          <table:table-cell table:style-name="ce115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trfr</text:p>
          </table:table-cell>
          <table:table-cell/>
          <table:table-cell table:style-name="ce115" office:value-type="float" office:value="72" calcext:value-type="float">
            <text:p>72,00</text:p>
          </table:table-cell>
          <table:table-cell table:style-name="ce168"/>
          <table:table-cell table:style-name="ce115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dış cph</text:p>
          </table:table-cell>
          <table:table-cell/>
          <table:table-cell table:style-name="ce115" office:value-type="float" office:value="7708" calcext:value-type="float">
            <text:p>7.708,00</text:p>
          </table:table-cell>
          <table:table-cell table:style-name="ce168"/>
          <table:table-cell table:style-name="ce115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10-17" calcext:value-type="date">
            <text:p>17.10.2006</text:p>
          </table:table-cell>
          <table:table-cell table:style-name="ce110" office:value-type="string" calcext:value-type="string">
            <text:p>iş faiz</text:p>
          </table:table-cell>
          <table:table-cell table:style-name="ce110"/>
          <table:table-cell table:style-name="ce121" office:value-type="float" office:value="172" calcext:value-type="float">
            <text:p>172,00</text:p>
          </table:table-cell>
          <table:table-cell table:style-name="ce168"/>
          <table:table-cell table:style-name="ce115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10-17" calcext:value-type="date">
            <text:p>17.10.2006</text:p>
          </table:table-cell>
          <table:table-cell table:style-name="ce110" office:value-type="string" calcext:value-type="string">
            <text:p>iş faiz</text:p>
          </table:table-cell>
          <table:table-cell table:style-name="ce110"/>
          <table:table-cell table:style-name="ce121" office:value-type="float" office:value="210" calcext:value-type="float">
            <text:p>210,00</text:p>
          </table:table-cell>
          <table:table-cell table:style-name="ce168"/>
          <table:table-cell table:style-name="ce115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puler</text:p>
          </table:table-cell>
          <table:table-cell/>
          <table:table-cell table:style-name="ce115"/>
          <table:table-cell table:style-name="ce168" office:value-type="float" office:value="-25" calcext:value-type="float">
            <text:p>-25,00</text:p>
          </table:table-cell>
          <table:table-cell table:style-name="ce115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puler</text:p>
          </table:table-cell>
          <table:table-cell/>
          <table:table-cell table:style-name="ce115"/>
          <table:table-cell table:style-name="ce168" office:value-type="float" office:value="-13" calcext:value-type="float">
            <text:p>-13,00</text:p>
          </table:table-cell>
          <table:table-cell table:style-name="ce115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alınan</text:p>
          </table:table-cell>
          <table:table-cell/>
          <table:table-cell table:style-name="ce115"/>
          <table:table-cell table:style-name="ce168" office:value-type="float" office:value="-1000" calcext:value-type="float">
            <text:p>-1.000,00</text:p>
          </table:table-cell>
          <table:table-cell table:style-name="ce115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115"/>
          <table:table-cell table:style-name="ce168" office:value-type="float" office:value="-1274" calcext:value-type="float">
            <text:p>-1.274,00</text:p>
          </table:table-cell>
          <table:table-cell table:style-name="ce115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alınan</text:p>
          </table:table-cell>
          <table:table-cell/>
          <table:table-cell table:style-name="ce115"/>
          <table:table-cell table:style-name="ce168" office:value-type="float" office:value="-1000" calcext:value-type="float">
            <text:p>-1.000,00</text:p>
          </table:table-cell>
          <table:table-cell table:style-name="ce115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ipas</text:p>
          </table:table-cell>
          <table:table-cell/>
          <table:table-cell table:style-name="ce115"/>
          <table:table-cell table:style-name="ce168" office:value-type="float" office:value="-80" calcext:value-type="float">
            <text:p>-80,00</text:p>
          </table:table-cell>
          <table:table-cell table:style-name="ce115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ipas</text:p>
          </table:table-cell>
          <table:table-cell/>
          <table:table-cell table:style-name="ce115" office:value-type="float" office:value="70" calcext:value-type="float">
            <text:p>70,00</text:p>
          </table:table-cell>
          <table:table-cell table:style-name="ce168"/>
          <table:table-cell table:style-name="ce115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p</text:p>
          </table:table-cell>
          <table:table-cell/>
          <table:table-cell table:style-name="ce115" office:value-type="float" office:value="60" calcext:value-type="float">
            <text:p>60,00</text:p>
          </table:table-cell>
          <table:table-cell table:style-name="ce168"/>
          <table:table-cell table:style-name="ce115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uan</text:p>
          </table:table-cell>
          <table:table-cell/>
          <table:table-cell table:style-name="ce115"/>
          <table:table-cell table:style-name="ce168" office:value-type="float" office:value="-34" calcext:value-type="float">
            <text:p>-34,00</text:p>
          </table:table-cell>
          <table:table-cell table:style-name="ce115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uan</text:p>
          </table:table-cell>
          <table:table-cell/>
          <table:table-cell table:style-name="ce115"/>
          <table:table-cell table:style-name="ce168" office:value-type="float" office:value="-16" calcext:value-type="float">
            <text:p>-16,00</text:p>
          </table:table-cell>
          <table:table-cell table:style-name="ce115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puler</text:p>
          </table:table-cell>
          <table:table-cell/>
          <table:table-cell table:style-name="ce115"/>
          <table:table-cell table:style-name="ce168" office:value-type="float" office:value="-50" calcext:value-type="float">
            <text:p>-50,00</text:p>
          </table:table-cell>
          <table:table-cell table:style-name="ce115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jnd ziraat</text:p>
          </table:table-cell>
          <table:table-cell/>
          <table:table-cell table:style-name="ce115"/>
          <table:table-cell table:style-name="ce168" office:value-type="float" office:value="-218" calcext:value-type="float">
            <text:p>-218,00</text:p>
          </table:table-cell>
          <table:table-cell table:style-name="ce115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dftr tsdk</text:p>
          </table:table-cell>
          <table:table-cell table:style-name="ce110"/>
          <table:table-cell table:style-name="ce121" office:value-type="float" office:value="405" calcext:value-type="float">
            <text:p>405,00</text:p>
          </table:table-cell>
          <table:table-cell table:style-name="ce168"/>
          <table:table-cell table:style-name="ce115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Muh 2004</text:p>
          </table:table-cell>
          <table:table-cell table:style-name="ce110"/>
          <table:table-cell table:style-name="ce121" office:value-type="float" office:value="900" calcext:value-type="float">
            <text:p>900,00</text:p>
          </table:table-cell>
          <table:table-cell table:style-name="ce168"/>
          <table:table-cell table:style-name="ce115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Muh 2005</text:p>
          </table:table-cell>
          <table:table-cell table:style-name="ce110"/>
          <table:table-cell table:style-name="ce121" office:value-type="float" office:value="1050" calcext:value-type="float">
            <text:p>1.050,00</text:p>
          </table:table-cell>
          <table:table-cell table:style-name="ce168"/>
          <table:table-cell table:style-name="ce115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Muh 2006</text:p>
          </table:table-cell>
          <table:table-cell table:style-name="ce110"/>
          <table:table-cell table:style-name="ce121" office:value-type="float" office:value="1200" calcext:value-type="float">
            <text:p>1.200,00</text:p>
          </table:table-cell>
          <table:table-cell table:style-name="ce168"/>
          <table:table-cell table:style-name="ce115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Vergi 2005</text:p>
          </table:table-cell>
          <table:table-cell table:style-name="ce110"/>
          <table:table-cell table:style-name="ce121" office:value-type="float" office:value="3365" calcext:value-type="float">
            <text:p>3.365,00</text:p>
          </table:table-cell>
          <table:table-cell table:style-name="ce168"/>
          <table:table-cell table:style-name="ce115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Vergi 2006</text:p>
          </table:table-cell>
          <table:table-cell table:style-name="ce110"/>
          <table:table-cell table:style-name="ce121" office:value-type="float" office:value="3000" calcext:value-type="float">
            <text:p>3.000,00</text:p>
          </table:table-cell>
          <table:table-cell table:style-name="ce168"/>
          <table:table-cell table:style-name="ce115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uan</text:p>
          </table:table-cell>
          <table:table-cell/>
          <table:table-cell table:style-name="ce115"/>
          <table:table-cell table:style-name="ce168" office:value-type="float" office:value="-204" calcext:value-type="float">
            <text:p>-204,00</text:p>
          </table:table-cell>
          <table:table-cell table:style-name="ce115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tn</text:p>
          </table:table-cell>
          <table:table-cell/>
          <table:table-cell table:style-name="ce115"/>
          <table:table-cell table:style-name="ce168" office:value-type="float" office:value="-25" calcext:value-type="float">
            <text:p>-25,00</text:p>
          </table:table-cell>
          <table:table-cell table:style-name="ce115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6 yıl sonu</text:p>
          </table:table-cell>
          <table:table-cell table:style-name="ce120" table:formula="of:=SUM([.D75:.D123])" office:value-type="float" office:value="73796.45" calcext:value-type="float">
            <text:p>73.796,45</text:p>
          </table:table-cell>
          <table:table-cell table:style-name="ce171" table:formula="of:=SUM([.E75:.E123])" office:value-type="float" office:value="-16230" calcext:value-type="float">
            <text:p>-16.230,00</text:p>
          </table:table-cell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0"/>
          <table:table-cell table:style-name="ce120"/>
          <table:table-cell table:style-name="ce171"/>
          <table:table-cell table:style-name="ce115"/>
          <table:table-cell table:number-columns-repeated="1018"/>
        </table:table-row>
        <table:table-row table:style-name="ro2">
          <table:table-cell table:style-name="ce107" office:value-type="float" office:value="2007" calcext:value-type="float">
            <text:p>2007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115"/>
          <table:table-cell table:style-name="ce168" office:value-type="float" office:value="-500" calcext:value-type="float">
            <text:p>-500,00</text:p>
          </table:table-cell>
          <table:table-cell table:style-name="ce115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mcn</text:p>
          </table:table-cell>
          <table:table-cell/>
          <table:table-cell table:style-name="ce115" office:value-type="float" office:value="60" calcext:value-type="float">
            <text:p>60,00</text:p>
          </table:table-cell>
          <table:table-cell table:style-name="ce168"/>
          <table:table-cell table:style-name="ce115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ızl</text:p>
          </table:table-cell>
          <table:table-cell/>
          <table:table-cell table:style-name="ce115" office:value-type="float" office:value="68" calcext:value-type="float">
            <text:p>68,00</text:p>
          </table:table-cell>
          <table:table-cell table:style-name="ce168"/>
          <table:table-cell table:style-name="ce115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muslk</text:p>
          </table:table-cell>
          <table:table-cell/>
          <table:table-cell table:style-name="ce115" office:value-type="float" office:value="8" calcext:value-type="float">
            <text:p>8,00</text:p>
          </table:table-cell>
          <table:table-cell table:style-name="ce168"/>
          <table:table-cell table:style-name="ce115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ödem</text:p>
          </table:table-cell>
          <table:table-cell/>
          <table:table-cell table:style-name="ce115"/>
          <table:table-cell table:style-name="ce168" office:value-type="float" office:value="-20" calcext:value-type="float">
            <text:p>-20,00</text:p>
          </table:table-cell>
          <table:table-cell table:style-name="ce115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oba by</text:p>
          </table:table-cell>
          <table:table-cell/>
          <table:table-cell table:style-name="ce115" office:value-type="float" office:value="8" calcext:value-type="float">
            <text:p>8,00</text:p>
          </table:table-cell>
          <table:table-cell table:style-name="ce168"/>
          <table:table-cell table:style-name="ce115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kal mlzm ev</text:p>
          </table:table-cell>
          <table:table-cell/>
          <table:table-cell table:style-name="ce115" office:value-type="float" office:value="251" calcext:value-type="float">
            <text:p>251,00</text:p>
          </table:table-cell>
          <table:table-cell table:style-name="ce168"/>
          <table:table-cell table:style-name="ce121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7 yıl sonu</text:p>
          </table:table-cell>
          <table:table-cell table:style-name="ce120" table:formula="of:=SUM([.D128:.D134])" office:value-type="float" office:value="395" calcext:value-type="float">
            <text:p>395,00</text:p>
          </table:table-cell>
          <table:table-cell table:style-name="ce171" table:formula="of:=SUM([.E128:.E134])" office:value-type="float" office:value="-520" calcext:value-type="float">
            <text:p>-520,00</text:p>
          </table:table-cell>
          <table:table-cell table:style-name="ce115"/>
          <table:table-cell table:number-columns-repeated="1018"/>
        </table:table-row>
        <table:table-row table:style-name="ro2" table:number-rows-repeated="3">
          <table:table-cell table:style-name="ce103"/>
          <table:table-cell/>
          <table:table-cell table:style-name="ce114"/>
          <table:table-cell table:style-name="ce120"/>
          <table:table-cell table:style-name="ce171"/>
          <table:table-cell table:style-name="ce115"/>
          <table:table-cell table:number-columns-repeated="1018"/>
        </table:table-row>
        <table:table-row table:style-name="ro2" table:number-rows-repeated="3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8" office:value-type="string" calcext:value-type="string">
            <text:p>2008-12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0" office:value-type="string" calcext:value-type="string">
            <text:p>NY 2007</text:p>
          </table:table-cell>
          <table:table-cell table:style-name="ce121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106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115"/>
          <table:table-cell table:style-name="ce168" office:value-type="float" office:value="-20" calcext:value-type="float">
            <text:p>-20,00</text:p>
          </table:table-cell>
          <table:table-cell table:style-name="ce115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iş çek için</text:p>
          </table:table-cell>
          <table:table-cell/>
          <table:table-cell table:style-name="ce115"/>
          <table:table-cell table:style-name="ce168" office:value-type="float" office:value="-180" calcext:value-type="float">
            <text:p>-180,00</text:p>
          </table:table-cell>
          <table:table-cell table:style-name="ce115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180 zmp</text:p>
          </table:table-cell>
          <table:table-cell table:number-columns-repeated="2"/>
          <table:table-cell table:style-name="ce168" office:value-type="float" office:value="-25" calcext:value-type="float">
            <text:p>-25,00</text:p>
          </table:table-cell>
          <table:table-cell table:style-name="ce115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hacıya uçak bileti için</text:p>
          </table:table-cell>
          <table:table-cell/>
          <table:table-cell table:style-name="ce115"/>
          <table:table-cell table:style-name="ce168" office:value-type="float" office:value="-320" calcext:value-type="float">
            <text:p>-320,00</text:p>
          </table:table-cell>
          <table:table-cell table:style-name="ce115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Zmp 50 ad</text:p>
          </table:table-cell>
          <table:table-cell/>
          <table:table-cell table:style-name="ce115"/>
          <table:table-cell table:style-name="ce168" office:value-type="float" office:value="-25" calcext:value-type="float">
            <text:p>-25,00</text:p>
          </table:table-cell>
          <table:table-cell table:style-name="ce115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pel balata</text:p>
          </table:table-cell>
          <table:table-cell/>
          <table:table-cell table:style-name="ce115"/>
          <table:table-cell table:style-name="ce168" office:value-type="float" office:value="-135" calcext:value-type="float">
            <text:p>-135,00</text:p>
          </table:table-cell>
          <table:table-cell table:style-name="ce115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tnr</text:p>
          </table:table-cell>
          <table:table-cell/>
          <table:table-cell table:style-name="ce115"/>
          <table:table-cell table:style-name="ce168" office:value-type="float" office:value="-35" calcext:value-type="float">
            <text:p>-35,00</text:p>
          </table:table-cell>
          <table:table-cell table:style-name="ce115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r yldz</text:p>
          </table:table-cell>
          <table:table-cell/>
          <table:table-cell table:style-name="ce115" office:value-type="float" office:value="48" calcext:value-type="float">
            <text:p>48,00</text:p>
          </table:table-cell>
          <table:table-cell table:style-name="ce168"/>
          <table:table-cell table:style-name="ce115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dinç</text:p>
          </table:table-cell>
          <table:table-cell/>
          <table:table-cell table:style-name="ce115"/>
          <table:table-cell table:style-name="ce168" office:value-type="float" office:value="182" calcext:value-type="float">
            <text:p>-182,00</text:p>
          </table:table-cell>
          <table:table-cell table:style-name="ce115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106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115" office:value-type="float" office:value="1000" calcext:value-type="float">
            <text:p>1.000,00</text:p>
          </table:table-cell>
          <table:table-cell table:style-name="ce168"/>
          <table:table-cell table:style-name="ce115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6" office:value-type="string" calcext:value-type="string">
            <text:p>2008 yıl sonu</text:p>
          </table:table-cell>
          <table:table-cell table:style-name="ce120" table:formula="of:=SUM([.D144:.D152])" office:value-type="float" office:value="48" calcext:value-type="float">
            <text:p>48,00</text:p>
          </table:table-cell>
          <table:table-cell table:style-name="ce171" table:formula="of:=SUM([.E144:.E152])" office:value-type="float" office:value="-558" calcext:value-type="float">
            <text:p>-558,00</text:p>
          </table:table-cell>
          <table:table-cell table:style-name="ce115"/>
          <table:table-cell table:number-columns-repeated="1018"/>
        </table:table-row>
        <table:table-row table:style-name="ro2" table:number-rows-repeated="2">
          <table:table-cell table:style-name="ce103"/>
          <table:table-cell/>
          <table:table-cell table:style-name="ce117"/>
          <table:table-cell table:style-name="ce120"/>
          <table:table-cell table:style-name="ce171"/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7"/>
          <table:table-cell table:style-name="ce120"/>
          <table:table-cell table:style-name="ce171"/>
          <table:table-cell table:style-name="ce123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103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103"/>
          <table:table-cell/>
          <table:table-cell table:style-name="Default"/>
          <table:table-cell table:style-name="ce115"/>
          <table:table-cell table:style-name="ce178" office:value-type="string" calcext:value-type="string">
            <text:p>resmi ödemelerin toplamı</text:p>
          </table:table-cell>
          <table:table-cell table:style-name="ce23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9" office:value-type="string" calcext:value-type="string">
            <text:p>alışveriş hesabı</text:p>
          </table:table-cell>
          <table:table-cell table:style-name="ce230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103"/>
          <table:table-cell table:number-columns-repeated="2"/>
          <table:table-cell table:style-name="ce115"/>
          <table:table-cell table:style-name="ce179" office:value-type="string" calcext:value-type="string">
            <text:p>TL bazında hakanın doğuştan aldığı para</text:p>
          </table:table-cell>
          <table:table-cell table:style-name="ce230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222"/>
          <table:table-cell table:style-name="ce121"/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2003-2012 DOĞUŞ- HAKAN HESAP TOPLAMI</text:p>
          </table:table-cell>
          <table:table-cell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 table:number-columns-repeated="2" table:style-name="ce113" office:value-type="string" calcext:value-type="string">
            <text:p>hakanın </text:p>
          </table:table-cell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 table:style-name="ce114" office:value-type="string" calcext:value-type="string">
            <text:p>aldığı</text:p>
          </table:table-cell>
          <table:table-cell table:style-name="ce114" office:value-type="string" calcext:value-type="string">
            <text:p>ödediği</text:p>
          </table:table-cell>
          <table:table-cell table:style-name="ce123" office:value-type="string" calcext:value-type="string">
            <text:p>bakiye</text:p>
          </table:table-cell>
          <table:table-cell table:style-name="ce228" office:value-type="string" calcext:value-type="string">
            <text:p>$-tl</text:p>
          </table:table-cell>
          <table:table-cell table:style-name="ce123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106" office:value-type="float" office:value="2003" calcext:value-type="float">
            <text:p>2003</text:p>
          </table:table-cell>
          <table:table-cell table:style-name="ce115" table:formula="of:=[.D4]" office:value-type="float" office:value="17075.75" calcext:value-type="float">
            <text:p>17.075,75</text:p>
          </table:table-cell>
          <table:table-cell table:style-name="ce118" table:formula="of:=[.E4]" office:value-type="currency" office:currency="USD" office:value="0" calcext:value-type="currency">
            <text:p>$0,00</text:p>
          </table:table-cell>
          <table:table-cell table:style-name="ce115" table:formula="of:=[.B166]+[.C166]" office:value-type="float" office:value="17075.75" calcext:value-type="float">
            <text:p>17.075,75</text:p>
          </table:table-cell>
          <table:table-cell table:style-name="ce229" office:value-type="float" office:value="1.41" calcext:value-type="float">
            <text:p>1,41</text:p>
          </table:table-cell>
          <table:table-cell table:style-name="ce118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115" table:formula="of:=[.D27]" office:value-type="float" office:value="14637" calcext:value-type="float">
            <text:p>14.637,00</text:p>
          </table:table-cell>
          <table:table-cell table:style-name="ce118" table:formula="of:=[.E27]" office:value-type="currency" office:currency="USD" office:value="-10710" calcext:value-type="currency">
            <text:p>-$10.710,00</text:p>
          </table:table-cell>
          <table:table-cell table:style-name="ce115" table:formula="of:=[.D166]+[.B167]+[.C167]" office:value-type="float" office:value="21002.75" calcext:value-type="float">
            <text:p>21.002,75</text:p>
          </table:table-cell>
          <table:table-cell table:style-name="ce229" office:value-type="float" office:value="1.49" calcext:value-type="float">
            <text:p>1,49</text:p>
          </table:table-cell>
          <table:table-cell table:style-name="ce118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15" table:formula="of:=[.D69]" office:value-type="float" office:value="72003.92" calcext:value-type="float">
            <text:p>72.003,92</text:p>
          </table:table-cell>
          <table:table-cell table:style-name="ce118" table:formula="of:=[.E69]" office:value-type="currency" office:currency="USD" office:value="-7040" calcext:value-type="currency">
            <text:p>-$7.040,00</text:p>
          </table:table-cell>
          <table:table-cell table:style-name="ce115" table:formula="of:=[.D167]+[.B168]+[.C168]" office:value-type="float" office:value="85966.67" calcext:value-type="float">
            <text:p>85.966,67</text:p>
          </table:table-cell>
          <table:table-cell table:style-name="ce229" office:value-type="float" office:value="1.35" calcext:value-type="float">
            <text:p>1,35</text:p>
          </table:table-cell>
          <table:table-cell table:style-name="ce118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115" table:formula="of:=[.D124]" office:value-type="float" office:value="73796.45" calcext:value-type="float">
            <text:p>73.796,45</text:p>
          </table:table-cell>
          <table:table-cell table:style-name="ce118" table:formula="of:=[.E124]" office:value-type="currency" office:currency="USD" office:value="-16230" calcext:value-type="currency">
            <text:p>-$16.230,00</text:p>
          </table:table-cell>
          <table:table-cell table:style-name="ce115" table:formula="of:=[.D168]+[.B169]+[.C169]" office:value-type="float" office:value="143533.12" calcext:value-type="float">
            <text:p>143.533,12</text:p>
          </table:table-cell>
          <table:table-cell table:style-name="ce229" office:value-type="float" office:value="1.56" calcext:value-type="float">
            <text:p>1,56</text:p>
          </table:table-cell>
          <table:table-cell table:style-name="ce118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115" table:formula="of:=[.D135]" office:value-type="float" office:value="395" calcext:value-type="float">
            <text:p>395,00</text:p>
          </table:table-cell>
          <table:table-cell table:style-name="ce118" table:formula="of:=[.E135]" office:value-type="currency" office:currency="USD" office:value="-520" calcext:value-type="currency">
            <text:p>-$520,00</text:p>
          </table:table-cell>
          <table:table-cell table:style-name="ce115" table:formula="of:=[.D169]+[.B170]+[.C170]" office:value-type="float" office:value="143408.12" calcext:value-type="float">
            <text:p>143.408,12</text:p>
          </table:table-cell>
          <table:table-cell table:style-name="ce229" office:value-type="float" office:value="1.31" calcext:value-type="float">
            <text:p>1,31</text:p>
          </table:table-cell>
          <table:table-cell table:style-name="ce118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15" table:formula="of:=[.D154]" office:value-type="float" office:value="48" calcext:value-type="float">
            <text:p>48,00</text:p>
          </table:table-cell>
          <table:table-cell table:style-name="ce118" table:formula="of:=[.E154]" office:value-type="currency" office:currency="USD" office:value="-558" calcext:value-type="currency">
            <text:p>-$558,00</text:p>
          </table:table-cell>
          <table:table-cell table:style-name="ce115" table:formula="of:=[.D170]+[.B171]+[.C171]" office:value-type="float" office:value="142898.12" calcext:value-type="float">
            <text:p>142.898,12</text:p>
          </table:table-cell>
          <table:table-cell table:style-name="ce229" office:value-type="float" office:value="1.2" calcext:value-type="float">
            <text:p>1,20</text:p>
          </table:table-cell>
          <table:table-cell table:style-name="ce118" table:formula="of:=([.B171]+[.C171])/[.E171]" office:value-type="currency" office:currency="USD" office:value="-425" calcext:value-type="currency">
            <text:p>-$425,0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15" office:value-type="float" office:value="1000" calcext:value-type="float">
            <text:p>1.000,00</text:p>
          </table:table-cell>
          <table:table-cell table:style-name="ce118" table:formula="of:=[.E153]" office:value-type="currency" office:currency="USD" office:value="0" calcext:value-type="currency">
            <text:p>$0,00</text:p>
          </table:table-cell>
          <table:table-cell table:style-name="ce115" table:formula="of:=[.D171]+[.B172]+[.C172]" office:value-type="float" office:value="143898.12" calcext:value-type="float">
            <text:p>143.898,12</text:p>
          </table:table-cell>
          <table:table-cell table:style-name="ce229" office:value-type="float" office:value="1.84" calcext:value-type="float">
            <text:p>1,84</text:p>
          </table:table-cell>
          <table:table-cell table:style-name="ce118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115"/>
          <table:table-cell/>
          <table:table-cell table:style-name="ce115"/>
          <table:table-cell table:style-name="ce168"/>
          <table:table-cell table:style-name="ce118"/>
          <table:table-cell table:number-columns-repeated="1018"/>
        </table:table-row>
        <table:table-row table:style-name="ro2">
          <table:table-cell/>
          <table:table-cell table:style-name="ce115"/>
          <table:table-cell/>
          <table:table-cell table:style-name="ce115"/>
          <table:table-cell table:style-name="ce222" office:value-type="string" calcext:value-type="string">
            <text:p>dolar bazında hakanın doğuştan aldığı para</text:p>
          </table:table-cell>
          <table:table-cell table:style-name="ce231" table:formula="of:=SUM([.F166:.F172])" office:value-type="currency" office:currency="USD" office:value="99792.0826112905" calcext:value-type="currency">
            <text:p>$99.792,08</text:p>
          </table:table-cell>
          <table:table-cell table:number-columns-repeated="1018"/>
        </table:table-row>
        <table:table-row table:style-name="ro2">
          <table:table-cell/>
          <table:table-cell table:style-name="ce115"/>
          <table:table-cell/>
          <table:table-cell table:style-name="ce115"/>
          <table:table-cell table:style-name="ce168"/>
          <table:table-cell table:style-name="ce232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103"/>
          <table:table-cell table:number-columns-repeated="2"/>
          <table:table-cell table:style-name="ce115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 number:title="User-defined">
      <number:text>+</number:text>
      <number:number number:decimal-places="2" number:min-decimal-places="2" number:min-integer-digits="1" number:grouping="true"/>
    </number:number-style>
    <number:number-style style:name="N128">
      <number:number number:decimal-places="0" number:min-decimal-places="0" number:min-integer-digits="0"/>
    </number:number-style>
    <number:number-style style:name="N127">
      <number:number number:decimal-places="3" number:min-decimal-places="3" number:min-integer-digits="1" number:grouping="true"/>
    </number:number-style>
    <number:currency-style style:name="N12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6P0"/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0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9P0"/>
    </number:number-style>
    <number:number-style style:name="N118">
      <number:number number:decimal-places="1" number:min-decimal-places="1" number:min-integer-digits="1"/>
    </number:number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date-style style:name="N116">
      <number:day number:style="long"/>
      <number:text>.</number:text>
      <number:month number:style="long"/>
      <number:text>.</number:text>
    </number:dat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">
      <number:number number:decimal-places="11" number:min-decimal-places="11" number:min-integer-digits="1"/>
    </number:number-style>
    <number:number-style style:name="N111">
      <number:number number:decimal-places="5" number:min-decimal-places="5" number:min-integer-digits="1" number:grouping="true"/>
    </number:number-style>
    <number:number-style style:name="N1015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1P0"/>
    </number:number-style>
    <number:currency-style style:name="N10143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43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43P0"/>
    </number:currency-style>
    <number:number-style style:name="N1014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1P0"/>
    </number:number-style>
    <number:currency-style style:name="N1013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9P0"/>
    </number:currency-style>
    <number:currency-style style:name="N1013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7P0" style:volatile="true" number:language="tr" number:country="TR">
      <number:number number:decimal-places="2" number:min-decimal-places="2" number:min-integer-digits="1" number:grouping="true"/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7P0"/>
    </number:number-style>
    <number:date-style style:name="N1013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6" number:language="tr" number:country="TR">
      <number:text-content/>
      <style:map style:condition="value()&lt;=1.7976931348623157E+308" style:apply-style-name="N10136P0"/>
    </number:text-style>
    <number:number-style style:name="N1013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9P0"/>
    </number:number-style>
    <number:number-style style:name="N1012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8P0"/>
    </number:number-style>
    <number:number-style style:name="N1015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5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56" number:language="tr" number:country="TR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27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7P0"/>
    </number:currency-style>
    <number:number-style style:name="N1012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5P0"/>
    </number:number-style>
    <number:date-style style:name="N1015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date-style style:name="N10150" number:language="tr" number:country="TR">
      <number:month number:textual="true"/>
      <number:text>.</number:text>
      <number:year/>
    </number:date-style>
    <number:date-style style:name="N10121" number:language="tr" number:country="TR">
      <number:day/>
      <number:text>. </number:text>
      <number:month number:textual="true"/>
    </number:date-style>
    <number:currency-style style:name="N10149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49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49P0"/>
    </number:currency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7P2" style:volatile="true" number:language="tr" number:country="TR">
      <number:text> </number:text>
      <number:fill-character> </number:fill-character>
      <number:text>-     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18" number:language="tr" number:country="TR">
      <number:hours/>
      <number:text>:</number:text>
      <number:minutes number:style="long"/>
      <number:text> </number:text>
      <number:am-pm/>
    </number:time-style>
    <number:time-style style:name="N1011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tr" number:country="TR">
      <number:day/>
      <number:text>.</number:text>
      <number:month number:textual="true"/>
    </number:date-style>
    <number:number-style style:name="N1011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2" style:volatile="true" number:language="tr" number:country="TR">
      <number:text> </number:text>
      <number:fill-character> </number:fill-character>
      <number:text>- TL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1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02T09:48:13.193925859</dc:date>
    <meta:editing-duration>P4DT16H19M12S</meta:editing-duration>
    <meta:editing-cycles>212</meta:editing-cycles>
    <meta:generator>LibreOffice/7.3.7.2$Linux_X86_64 LibreOffice_project/30$Build-2</meta:generator>
    <meta:print-date>2022-12-28T17:01:48.110251259</meta:print-date>
    <meta:document-statistic meta:table-count="5" meta:cell-count="1129" meta:object-count="0"/>
  </office:meta>
</office:document-meta>
</file>